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ucida Grande" svg:font-family="'Lucida Grande', Verdana, Geneva, Arial, sans-serif"/>
    <style:font-face style:name="Times New Roman" svg:font-family="'Times New Roman'"/>
    <style:font-face style:name="Verdana" svg:font-family="Verdana"/>
    <style:font-face style:name="sans-serif" svg:font-family="sans-serif"/>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151cm" fo:margin-left="11.857cm" fo:margin-right="-0.007cm" table:align="margins" style:writing-mode="lr-tb"/>
    </style:style>
    <style:style style:name="Table1.A" style:family="table-column">
      <style:table-column-properties style:column-width="5.151cm" style:rel-column-width="65535*"/>
    </style:style>
    <style:style style:name="Table1.1" style:family="table-row">
      <style:table-row-properties style:keep-together="true" fo:keep-together="auto"/>
    </style:style>
    <style:style style:name="Table1.A1" style:family="table-cell">
      <style:table-cell-properties style:vertical-align="top" fo:padding="0cm" fo:border="none" style:writing-mode="lr-tb"/>
    </style:style>
    <style:style style:name="Таблица1" style:family="table">
      <style:table-properties style:width="7.939cm" table:align="left" style:writing-mode="lr-tb"/>
    </style:style>
    <style:style style:name="Таблица1.A" style:family="table-column">
      <style:table-column-properties style:column-width="3.863cm"/>
    </style:style>
    <style:style style:name="Таблица1.B" style:family="table-column">
      <style:table-column-properties style:column-width="0.261cm"/>
    </style:style>
    <style:style style:name="Таблица1.C" style:family="table-column">
      <style:table-column-properties style:column-width="2.325cm"/>
    </style:style>
    <style:style style:name="Таблица1.D" style:family="table-column">
      <style:table-column-properties style:column-width="1.49cm"/>
    </style:style>
    <style:style style:name="Таблица1.A1" style:family="table-cell">
      <style:table-cell-properties style:vertical-align="middle" fo:padding="0.049cm" fo:border="none"/>
    </style:style>
    <style:style style:name="Таблица2" style:family="table">
      <style:table-properties style:width="16cm" fo:margin-left="1cm" table:align="left" style:writing-mode="lr-tb"/>
    </style:style>
    <style:style style:name="Таблица2.A" style:family="table-column">
      <style:table-column-properties style:column-width="1.453cm"/>
    </style:style>
    <style:style style:name="Таблица2.B" style:family="table-column">
      <style:table-column-properties style:column-width="14.547cm"/>
    </style:style>
    <style:style style:name="Таблица2.A1" style:family="table-cell">
      <style:table-cell-properties style:vertical-align="middle" fo:padding="0.049cm" fo:border="none"/>
    </style:style>
    <style:style style:name="Таблица3" style:family="table">
      <style:table-properties style:width="6.69cm" fo:margin-left="-0.228cm" table:align="left" style:writing-mode="lr-tb"/>
    </style:style>
    <style:style style:name="Таблица3.A" style:family="table-column">
      <style:table-column-properties style:column-width="4.339cm"/>
    </style:style>
    <style:style style:name="Таблица3.B" style:family="table-column">
      <style:table-column-properties style:column-width="0.318cm"/>
    </style:style>
    <style:style style:name="Таблица3.C" style:family="table-column">
      <style:table-column-properties style:column-width="1.349cm"/>
    </style:style>
    <style:style style:name="Таблица3.D" style:family="table-column">
      <style:table-column-properties style:column-width="0.684cm"/>
    </style:style>
    <style:style style:name="Таблица3.A1" style:family="table-cell">
      <style:table-cell-properties style:vertical-align="middle" fo:padding="0.049cm" fo:border="none"/>
    </style:style>
    <style:style style:name="Таблица4" style:family="table">
      <style:table-properties style:width="12.157cm" fo:margin-left="1cm" table:align="left" style:writing-mode="lr-tb"/>
    </style:style>
    <style:style style:name="Таблица4.A" style:family="table-column">
      <style:table-column-properties style:column-width="0.587cm"/>
    </style:style>
    <style:style style:name="Таблица4.B" style:family="table-column">
      <style:table-column-properties style:column-width="11.569cm"/>
    </style:style>
    <style:style style:name="Таблица4.A1" style:family="table-cell">
      <style:table-cell-properties style:vertical-align="middle" fo:padding="0.049cm" fo:border="none"/>
    </style:style>
    <style:style style:name="Таблица5" style:family="table">
      <style:table-properties style:width="5.981cm" fo:margin-left="-0.175cm" table:align="left" style:writing-mode="lr-tb"/>
    </style:style>
    <style:style style:name="Таблица5.A" style:family="table-column">
      <style:table-column-properties style:column-width="3.201cm"/>
    </style:style>
    <style:style style:name="Таблица5.B" style:family="table-column">
      <style:table-column-properties style:column-width="0.318cm"/>
    </style:style>
    <style:style style:name="Таблица5.C" style:family="table-column">
      <style:table-column-properties style:column-width="1.376cm"/>
    </style:style>
    <style:style style:name="Таблица5.D" style:family="table-column">
      <style:table-column-properties style:column-width="0.503cm"/>
    </style:style>
    <style:style style:name="Таблица5.F" style:family="table-column">
      <style:table-column-properties style:column-width="0.266cm"/>
    </style:style>
    <style:style style:name="Таблица5.A1" style:family="table-cell">
      <style:table-cell-properties style:vertical-align="middle" fo:padding="0.049cm" fo:border="none"/>
    </style:style>
    <style:style style:name="Таблица6" style:family="table">
      <style:table-properties style:width="9.996cm" fo:margin-left="1cm" table:align="left" style:writing-mode="lr-tb"/>
    </style:style>
    <style:style style:name="Таблица6.A" style:family="table-column">
      <style:table-column-properties style:column-width="0.587cm"/>
    </style:style>
    <style:style style:name="Таблица6.B" style:family="table-column">
      <style:table-column-properties style:column-width="9.409cm"/>
    </style:style>
    <style:style style:name="Таблица6.A1" style:family="table-cell">
      <style:table-cell-properties style:vertical-align="middle" fo:padding="0.049cm" fo:border="none"/>
    </style:style>
    <style:style style:name="Таблица7" style:family="table">
      <style:table-properties style:width="13.49cm" fo:margin-left="-0.016cm" table:align="left" style:writing-mode="lr-tb"/>
    </style:style>
    <style:style style:name="Таблица7.A" style:family="table-column">
      <style:table-column-properties style:column-width="2.566cm"/>
    </style:style>
    <style:style style:name="Таблица7.B" style:family="table-column">
      <style:table-column-properties style:column-width="10.924cm"/>
    </style:style>
    <style:style style:name="Таблица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7.B1" style:family="table-cell">
      <style:table-cell-properties style:border-line-width="0.002cm 0.088cm 0.002cm" fo:padding="0.049cm" fo:border="0.092cm double #808080"/>
    </style:style>
    <style:style style:name="Таблица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Таблица7.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paragraph-properties fo:text-align="center" style:justify-single-word="false"/>
      <style:text-properties style:font-name="FreeMono"/>
    </style:style>
    <style:style style:name="P2"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3"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style>
    <style:style style:name="P4"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font-weight-complex="bold"/>
    </style:style>
    <style:style style:name="P5" style:family="paragraph" style:parent-style-name="nwcTitle">
      <style:paragraph-properties fo:break-before="page"/>
      <style:text-properties style:font-name="FreeMono"/>
    </style:style>
    <style:style style:name="P6" style:family="paragraph" style:parent-style-name="nwcText">
      <style:paragraph-properties fo:break-before="page"/>
      <style:text-properties style:font-name="FreeMono"/>
    </style:style>
    <style:style style:name="P7" style:family="paragraph" style:parent-style-name="Standard">
      <style:paragraph-properties fo:text-align="center" style:justify-single-word="false" fo:break-before="page"/>
      <style:text-properties style:font-name="Liberation Serif"/>
    </style:style>
    <style:style style:name="P8" style:family="paragraph" style:parent-style-name="Preformatted_20_Text">
      <style:paragraph-properties fo:margin-top="0cm" fo:margin-bottom="0cm" fo:orphans="2" fo:widows="2" fo:padding="0cm" fo:border="none"/>
      <style:text-properties style:font-name="FreeMono" fo:font-size="14pt" style:font-size-asian="14pt" style:font-size-complex="14pt"/>
    </style:style>
    <style:style style:name="P9" style:family="paragraph" style:parent-style-name="Preformatted_20_Text">
      <style:paragraph-properties fo:margin-top="0cm" fo:margin-bottom="0cm" fo:text-align="center" style:justify-single-word="false" fo:orphans="2" fo:widows="2" fo:padding="0cm" fo:border="none"/>
      <style:text-properties style:font-name="FreeMono" fo:font-size="18pt" fo:font-weight="bold" style:font-size-asian="18pt" style:font-weight-asian="bold" style:font-size-complex="18pt" style:font-weight-complex="bold"/>
    </style:style>
    <style:style style:name="P10" style:family="paragraph" style:parent-style-name="Preformatted_20_Text">
      <style:paragraph-properties fo:margin-top="0cm" fo:margin-bottom="0cm" fo:orphans="2" fo:widows="2" fo:padding="0cm" fo:border="none"/>
      <style:text-properties fo:font-variant="normal" fo:text-transform="none" fo:color="#333333" style:font-name="Liberation Serif" fo:font-size="14pt" fo:letter-spacing="normal" fo:font-style="normal" fo:font-weight="normal" style:font-size-asian="14pt" style:font-size-complex="14pt"/>
    </style:style>
    <style:style style:name="P11" style:family="paragraph" style:parent-style-name="Preformatted_20_Text">
      <style:paragraph-properties fo:margin-top="0cm" fo:margin-bottom="0cm" fo:orphans="2" fo:widows="2" fo:padding="0cm" fo:border="none"/>
      <style:text-properties fo:font-variant="normal" fo:text-transform="none" fo:color="#333333" style:font-name="Liberation Serif" fo:font-size="14pt" fo:letter-spacing="normal" style:font-size-asian="14pt" style:font-size-complex="14pt"/>
    </style:style>
    <style:style style:name="P12" style:family="paragraph" style:parent-style-name="Preformatted_20_Text">
      <style:paragraph-properties fo:margin-top="0cm" fo:margin-bottom="0cm" fo:text-align="center" style:justify-single-word="false" fo:orphans="2" fo:widows="2" fo:padding="0cm" fo:border="none"/>
      <style:text-properties fo:font-variant="normal" fo:text-transform="none" fo:color="#333333" style:font-name="Liberation Serif" fo:font-size="18pt" fo:letter-spacing="normal" fo:font-style="normal" fo:font-weight="bold" style:font-size-asian="18pt" style:font-weight-asian="bold" style:font-size-complex="18pt" style:font-weight-complex="bold"/>
    </style:style>
    <style:style style:name="P13" style:family="paragraph" style:parent-style-name="Preformatted_20_Text">
      <style:paragraph-properties fo:margin-top="0cm" fo:margin-bottom="0cm" fo:orphans="2" fo:widows="2" fo:padding="0cm" fo:border="none"/>
      <style:text-properties style:font-name="Liberation Serif" fo:font-size="14pt" style:font-size-asian="14pt" style:font-size-complex="14pt"/>
    </style:style>
    <style:style style:name="P14" style:family="paragraph" style:parent-style-name="Preformatted_20_Text">
      <style:paragraph-properties fo:margin-top="0cm" fo:margin-bottom="0cm" fo:text-align="start" style:justify-single-word="false" fo:orphans="2" fo:widows="2" fo:padding="0cm" fo:border="none"/>
      <style:text-properties style:font-name="Liberation Serif" fo:font-size="14pt" fo:font-weight="normal" style:font-size-asian="12.25pt" style:font-weight-asian="normal" style:font-size-complex="14pt" style:font-weight-complex="normal"/>
    </style:style>
    <style:style style:name="P15" style:family="paragraph" style:parent-style-name="Preformatted_20_Text">
      <style:paragraph-properties fo:margin-top="0cm" fo:margin-bottom="0cm" fo:orphans="2" fo:widows="2" fo:padding="0cm" fo:border="none"/>
      <style:text-properties style:font-name="Liberation Serif" fo:font-size="12pt" style:font-size-asian="12pt" style:font-size-complex="12pt"/>
    </style:style>
    <style:style style:name="P16" style:family="paragraph" style:parent-style-name="Text_20_body">
      <style:paragraph-properties fo:margin-top="0cm" fo:margin-bottom="0cm" fo:line-height="100%" fo:padding="0cm" fo:border="none"/>
      <style:text-properties style:font-name="Liberation Serif" fo:font-size="14pt" fo:background-color="#fbfcfd" style:font-size-asian="14pt" style:font-size-complex="14pt"/>
    </style:style>
    <style:style style:name="P17" style:family="paragraph" style:parent-style-name="nwcTitle">
      <style:paragraph-properties fo:margin-top="0cm" fo:margin-bottom="0cm" fo:text-align="start" style:justify-single-word="false"/>
      <style:text-properties style:font-name="Liberation Serif" fo:font-size="14pt" fo:font-weight="normal" style:font-size-asian="14pt" style:font-weight-asian="normal" style:font-size-complex="14pt" style:font-weight-complex="normal"/>
    </style:style>
    <style:style style:name="P18" style:family="paragraph" style:parent-style-name="nwcTitle">
      <style:paragraph-properties fo:margin-top="0cm" fo:margin-bottom="0cm" fo:text-align="start" style:justify-single-word="false"/>
      <style:text-properties style:font-name="Liberation Serif" fo:font-size="10pt" fo:font-weight="normal" style:font-size-asian="10pt" style:font-weight-asian="normal" style:font-size-complex="10pt" style:font-weight-complex="normal"/>
    </style:style>
    <style:style style:name="P19" style:family="paragraph" style:parent-style-name="nwcTitle">
      <style:paragraph-properties fo:margin-top="0cm" fo:margin-bottom="0cm" fo:text-align="start" style:justify-single-word="false"/>
      <style:text-properties style:font-name="FreeMono" fo:font-size="10pt" fo:font-weight="normal" style:font-size-asian="10pt" style:font-weight-asian="normal" style:font-size-complex="10pt" style:font-weight-complex="normal"/>
    </style:style>
    <style:style style:name="P20" style:family="paragraph" style:parent-style-name="nwcTitle">
      <style:paragraph-properties fo:margin-top="0cm" fo:margin-bottom="0cm" fo:text-align="start" style:justify-single-word="false"/>
      <style:text-properties style:font-name="FreeMono" fo:font-size="14pt" fo:font-weight="normal" style:font-size-asian="14pt" style:font-weight-asian="normal" style:font-size-complex="14pt" style:font-weight-complex="normal"/>
    </style:style>
    <style:style style:name="P21" style:family="paragraph" style:parent-style-name="Preformatted_20_Text">
      <style:paragraph-properties fo:margin-top="0cm" fo:margin-bottom="0cm" fo:text-align="start" style:justify-single-word="false" fo:break-before="page"/>
      <style:text-properties style:font-name="Liberation Serif" fo:font-size="14pt" style:font-size-asian="14pt" style:font-size-complex="14pt"/>
    </style:style>
    <style:style style:name="P22" style:family="paragraph" style:parent-style-name="Preformatted_20_Text">
      <style:paragraph-properties fo:margin-top="0cm" fo:margin-bottom="0cm" fo:orphans="2" fo:widows="2" fo:break-before="page" fo:padding="0cm" fo:border="none"/>
      <style:text-properties fo:font-variant="normal" fo:text-transform="none" fo:color="#333333" style:font-name="Liberation Serif" fo:font-size="14pt" fo:letter-spacing="normal" fo:font-style="normal" fo:font-weight="normal" style:font-size-asian="14pt" style:font-size-complex="14pt"/>
    </style:style>
    <style:style style:name="P23" style:family="paragraph" style:parent-style-name="Table_20_Contents">
      <style:paragraph-properties fo:text-align="start" style:justify-single-word="false"/>
      <style:text-properties style:font-name="FreeMono"/>
    </style:style>
    <style:style style:name="P24" style:family="paragraph" style:parent-style-name="Table_20_Contents">
      <style:paragraph-properties fo:text-align="start" style:justify-single-word="false" style:snap-to-layout-grid="false"/>
      <style:text-properties style:font-name="FreeMono"/>
    </style:style>
    <style:style style:name="P25" style:family="paragraph" style:parent-style-name="Table_20_Contents">
      <style:text-properties fo:font-size="2pt" style:font-size-asian="2pt" style:font-size-complex="2pt"/>
    </style:style>
    <style:style style:name="P26" style:family="paragraph" style:parent-style-name="Table_20_Contents">
      <style:text-properties fo:color="#602020" fo:font-weight="bold"/>
    </style:style>
    <style:style style:name="P27" style:family="paragraph" style:parent-style-name="Table_20_Contents">
      <style:text-properties fo:color="#602020" style:font-name="Liberation Serif" fo:font-weight="bold"/>
    </style:style>
    <style:style style:name="P28" style:family="paragraph" style:parent-style-name="Table_20_Contents">
      <style:text-properties style:font-name="Liberation Serif"/>
    </style:style>
    <style:style style:name="P29" style:family="paragraph" style:parent-style-name="Table_20_Contents">
      <style:text-properties style:font-name="Liberation Serif" fo:font-size="2pt" style:font-size-asian="2pt" style:font-size-complex="2pt"/>
    </style:style>
    <style:style style:name="P30" style:family="paragraph" style:parent-style-name="nwcText">
      <style:text-properties style:font-name="FreeMono"/>
    </style:style>
    <style:style style:name="P31" style:family="paragraph" style:parent-style-name="nwcCode">
      <style:text-properties style:font-name="FreeMono"/>
    </style:style>
    <style:style style:name="P32" style:family="paragraph" style:parent-style-name="nwcCode">
      <style:text-properties style:font-name="FreeMono" fo:font-size="8pt" style:font-size-asian="8pt" style:font-size-complex="8pt"/>
    </style:style>
    <style:style style:name="P33"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bold" style:font-size-asian="14pt" style:font-style-asian="normal" style:font-size-complex="14pt" style:font-style-complex="normal"/>
    </style:style>
    <style:style style:name="P34" style:family="paragraph" style:parent-style-name="Text_20_body">
      <style:paragraph-properties fo:text-align="start" style:justify-single-word="false"/>
      <style:text-properties style:font-name="Liberation Serif"/>
    </style:style>
    <style:style style:name="P35" style:family="paragraph" style:parent-style-name="Text_20_body">
      <style:paragraph-properties fo:line-height="130%" fo:padding="0cm" fo:border="none"/>
      <style:text-properties style:font-name="Lucida Grande" fo:font-size="9.75pt" fo:background-color="#fbfcfd"/>
    </style:style>
    <style:style style:name="P36" style:family="paragraph" style:parent-style-name="Text_20_body">
      <style:paragraph-properties fo:line-height="130%" fo:padding="0cm" fo:border="none"/>
      <style:text-properties style:font-name="Liberation Serif" fo:font-size="14pt" fo:background-color="#fbfcfd" style:font-size-asian="14pt" style:font-size-complex="14pt"/>
    </style:style>
    <style:style style:name="P37" style:family="paragraph" style:parent-style-name="Text_20_body">
      <style:paragraph-properties fo:line-height="100%" fo:padding="0cm" fo:border="none"/>
      <style:text-properties style:font-name="Liberation Serif" fo:font-size="14pt" fo:background-color="#fbfcfd" style:font-size-asian="14pt" style:font-size-complex="14pt"/>
    </style:style>
    <style:style style:name="P38" style:family="paragraph" style:parent-style-name="List_20_Heading">
      <style:paragraph-properties fo:line-height="130%" fo:padding="0cm" fo:border="none"/>
      <style:text-properties style:font-name="Liberation Serif" fo:font-size="14pt" fo:font-weight="bold" fo:background-color="#fbfcfd" style:font-size-asian="14pt" style:font-size-complex="14pt"/>
    </style:style>
    <style:style style:name="P39" style:family="paragraph" style:parent-style-name="List_20_Heading">
      <style:paragraph-properties fo:line-height="100%" fo:padding="0cm" fo:border="none"/>
      <style:text-properties style:font-name="Liberation Serif" fo:font-size="14pt" fo:font-weight="bold" fo:background-color="#fbfcfd" style:font-size-asian="14pt" style:font-size-complex="14pt"/>
    </style:style>
    <style:style style:name="P40" style:family="paragraph" style:parent-style-name="Table_20_Contents">
      <style:paragraph-properties fo:margin-left="0.159cm" fo:margin-right="0cm" fo:text-indent="0cm" style:auto-text-indent="false"/>
    </style:style>
    <style:style style:name="P41" style:family="paragraph" style:parent-style-name="nwcTitle">
      <style:text-properties style:font-name="FreeMono"/>
    </style:style>
    <style:style style:name="P42" style:family="paragraph" style:parent-style-name="nwcTitle">
      <style:text-properties style:font-name="Liberation Serif"/>
    </style:style>
    <style:style style:name="P43" style:family="paragraph" style:parent-style-name="nwcTitle">
      <style:paragraph-properties fo:text-align="start" style:justify-single-word="false"/>
      <style:text-properties style:font-name="Liberation Serif" fo:font-size="14pt" fo:font-weight="normal" style:font-size-asian="12.25pt" style:font-weight-asian="normal" style:font-size-complex="14pt" style:font-weight-complex="normal"/>
    </style:style>
    <style:style style:name="P44" style:family="paragraph" style:parent-style-name="List_20_Contents">
      <style:paragraph-properties fo:margin-top="0cm" fo:margin-bottom="0.499cm" fo:line-height="130%" fo:padding="0cm" fo:border="none"/>
      <style:text-properties style:font-name="Liberation Serif" fo:font-size="14pt" fo:background-color="#fbfcfd" style:font-size-asian="14pt" style:font-size-complex="14pt"/>
    </style:style>
    <style:style style:name="P45" style:family="paragraph" style:parent-style-name="List_20_Contents">
      <style:paragraph-properties fo:margin-top="0cm" fo:margin-bottom="0.499cm" fo:line-height="100%" fo:padding="0cm" fo:border="none"/>
      <style:text-properties style:font-name="Liberation Serif" fo:font-size="14pt" fo:background-color="#fbfcfd" style:font-size-asian="14pt" style:font-size-complex="14pt"/>
    </style:style>
    <style:style style:name="P46" style:family="paragraph" style:parent-style-name="Standard" style:master-page-name="Standard">
      <style:paragraph-properties fo:text-align="center" style:justify-single-word="false" style:page-number="auto"/>
      <style:text-properties style:font-name="FreeMono"/>
    </style:style>
    <style:style style:name="P47" style:family="paragraph" style:parent-style-name="nwcCode">
      <style:paragraph-properties fo:text-align="start" style:justify-single-word="false"/>
      <style:text-properties style:font-name="FreeMono" fo:font-size="14pt" fo:font-weight="normal" style:font-size-asian="12.25pt" style:font-weight-asian="normal" style:font-size-complex="14pt" style:font-weight-complex="normal"/>
    </style:style>
    <style:style style:name="P48" style:family="paragraph" style:parent-style-name="nwcCode">
      <style:paragraph-properties fo:text-align="start" style:justify-single-word="false" fo:break-before="page"/>
      <style:text-properties style:font-name="FreeMono" fo:font-size="14pt" fo:font-weight="normal" style:font-size-asian="12.25pt" style:font-weight-asian="normal" style:font-size-complex="14pt" style:font-weight-complex="normal"/>
    </style:style>
    <style:style style:name="P49" style:family="paragraph" style:parent-style-name="Text_20_body">
      <style:paragraph-properties fo:orphans="2" fo:widows="2"/>
      <style:text-properties fo:font-variant="normal" fo:text-transform="none" fo:color="#000000" style:font-name="Liberation Serif" fo:font-size="14pt" fo:letter-spacing="normal" fo:font-style="normal" fo:font-weight="bold" style:font-size-asian="14pt" style:font-size-complex="14pt"/>
    </style:style>
    <style:style style:name="P50" style:family="paragraph" style:parent-style-name="Text_20_body">
      <style:paragraph-properties fo:text-align="center" style:justify-single-word="false" fo:orphans="2" fo:widows="2"/>
      <style:text-properties fo:font-variant="normal" fo:text-transform="none" fo:color="#000000" style:font-name="Liberation Serif" fo:font-size="14pt" fo:letter-spacing="normal" fo:font-style="normal" fo:font-weight="bold" style:font-size-asian="14pt" style:font-size-complex="14pt"/>
    </style:style>
    <style:style style:name="P51" style:family="paragraph" style:parent-style-name="Text_20_body">
      <style:paragraph-properties fo:text-align="center" style:justify-single-word="false" fo:break-before="page"/>
      <style:text-properties fo:font-variant="normal" fo:text-transform="none" fo:color="#000000" style:text-line-through-style="none" style:font-name="Liberation Serif" fo:font-size="18pt" fo:letter-spacing="normal" fo:font-style="normal" style:text-underline-style="none" fo:font-weight="bold" style:text-blinking="false" fo:background-color="transparent" style:font-size-asian="18pt" style:font-style-asian="normal" style:font-weight-asian="bold" style:font-size-complex="18pt" style:font-style-complex="normal" style:font-weight-complex="bold"/>
    </style:style>
    <style:style style:name="P52" style:family="paragraph" style:parent-style-name="nwcTitle">
      <style:text-properties style:font-name="FreeMono"/>
    </style:style>
    <style:style style:name="P53" style:family="paragraph" style:parent-style-name="nwcTitle">
      <style:paragraph-properties fo:margin-top="0cm" fo:margin-bottom="0cm" fo:text-align="start" style:justify-single-word="false"/>
      <style:text-properties style:font-name="Liberation Serif" fo:font-size="14pt" fo:font-weight="normal" style:font-size-asian="14pt" style:font-weight-asian="normal" style:font-size-complex="14pt" style:font-weight-complex="normal"/>
    </style:style>
    <style:style style:name="P54" style:family="paragraph" style:parent-style-name="nwcTitle">
      <style:paragraph-properties fo:margin-top="0cm" fo:margin-bottom="0cm" fo:text-align="start" style:justify-single-word="false"/>
    </style:style>
    <style:style style:name="P55" style:family="paragraph" style:parent-style-name="nwcTitle">
      <style:paragraph-properties fo:margin-top="0cm" fo:margin-bottom="0cm" fo:text-align="start" style:justify-single-word="false"/>
      <style:text-properties style:font-name="FreeMono" fo:font-size="10pt" fo:font-weight="normal" style:font-size-asian="10pt" style:font-weight-asian="normal" style:font-size-complex="10pt" style:font-weight-complex="normal"/>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center" style:justify-single-word="false"/>
    </style:style>
    <style:style style:name="P58" style:family="paragraph" style:parent-style-name="nwcText">
      <style:text-properties style:font-name="FreeMono"/>
    </style:style>
    <style:style style:name="P59" style:family="paragraph" style:parent-style-name="nwcText">
      <style:text-properties fo:font-variant="normal" fo:text-transform="none" fo:color="#0957a0" style:font-name="Verdana" fo:font-size="12pt" fo:letter-spacing="normal" fo:font-style="normal" fo:font-weight="bold"/>
    </style:style>
    <style:style style:name="T1" style:family="text">
      <style:text-properties fo:font-style="normal" fo:font-weight="normal"/>
    </style:style>
    <style:style style:name="T2" style:family="text">
      <style:text-properties style:text-line-through-style="none" style:text-underline-style="none" fo:font-weight="normal" style:text-blinking="false" fo:background-color="transparent"/>
    </style:style>
    <style:style style:name="T3" style:family="text">
      <style:text-properties style:text-line-through-style="none" style:text-underline-style="none" fo:font-weight="normal" style:text-blinking="false" fo:background-color="#ffffff"/>
    </style:style>
    <style:style style:name="T4" style:family="text">
      <style:text-properties style:text-line-through-style="none" fo:font-size="11.25pt" style:text-underline-style="none" fo:font-weight="normal" style:text-blinking="false" fo:background-color="transparent"/>
    </style:style>
    <style:style style:name="T5" style:family="text">
      <style:text-properties style:text-line-through-style="none" style:font-name="Liberation Serif" fo:font-size="18pt" style:text-underline-style="none" style:text-blinking="false" fo:background-color="transparent" style:font-size-asian="18pt" style:font-style-asian="normal" style:font-weight-asian="bold" style:font-size-complex="18pt" style:font-style-complex="normal" style:font-weight-complex="bold"/>
    </style:style>
    <style:style style:name="T6" style:family="text">
      <style:text-properties style:text-line-through-style="none" style:font-name="Liberation Serif" fo:font-size="18pt" style:text-underline-style="none" fo:font-weight="normal" style:text-blinking="false" fo:background-color="transparent" style:font-size-asian="18pt" style:font-style-asian="normal" style:font-weight-asian="bold" style:font-size-complex="18pt" style:font-style-complex="normal" style:font-weight-complex="bold"/>
    </style:style>
    <style:style style:name="T7" style:family="text">
      <style:text-properties fo:color="#4665a2" style:text-line-through-style="none" style:text-underline-style="none" fo:font-weight="bold" style:text-blinking="false"/>
    </style:style>
    <style:style style:name="T8" style:family="text">
      <style:text-properties fo:color="#4665a2" style:text-line-through-style="none" style:font-name="Liberation Serif" style:text-underline-style="none" fo:font-weight="bold" style:text-blinking="false"/>
    </style:style>
    <style:style style:name="T9" style:family="text">
      <style:text-properties fo:font-weight="bold"/>
    </style:style>
    <style:style style:name="T10" style:family="text">
      <style:text-properties fo:font-variant="normal" fo:text-transform="none" fo:color="#602020" fo:font-style="normal"/>
    </style:style>
    <style:style style:name="T11" style:family="text">
      <style:text-properties fo:font-variant="normal" fo:text-transform="none" fo:color="#602020" style:font-name="Liberation Serif" fo:font-style="normal"/>
    </style:style>
    <style:style style:name="T12" style:family="text">
      <style:text-properties fo:font-variant="normal" fo:text-transform="none" fo:color="#000000" style:font-name="sans-serif" fo:font-size="9.75pt" fo:letter-spacing="normal" fo:font-style="normal" fo:font-weight="bold"/>
    </style:style>
    <style:style style:name="T13" style:family="text">
      <style:text-properties fo:font-variant="normal" fo:text-transform="none" fo:color="#000000" style:font-name="sans-serif"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color="#602020"/>
    </style:style>
    <style:style style:name="T16" style:family="text">
      <style:text-properties fo:color="#602020" style:font-name="Liberation Serif"/>
    </style:style>
    <style:style style:name="T17" style:family="text">
      <style:text-properties style:font-name="FreeMono"/>
    </style:style>
    <style:style style:name="T18" style:family="text">
      <style:text-properties style:font-name="FreeMono" fo:font-size="10pt" fo:font-weight="normal" style:font-size-asian="10pt" style:font-weight-asian="normal" style:font-size-complex="10pt" style:font-weight-complex="normal"/>
    </style:style>
    <style:style style:name="T19" style:family="text">
      <style:text-properties style:font-name="Liberation Serif"/>
    </style:style>
    <style:style style:name="T20" style:family="text">
      <style:text-properties style:font-name="Liberation Serif" fo:font-weight="bold"/>
    </style:style>
    <style:style style:name="T21" style:family="text">
      <style:text-properties fo:color="#000000" style:font-name="sans-serif" fo:font-size="9.75pt"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МОСКОВСКИЙ АВИАЦИОННЫЙ ИНСТИТУТ</text:p>
      <text:p text:style-name="P1">(НАЦИОНАЛЬНЫЙ ИССЛЕДОВАТЕЛЬСКИЙ УНИВЕРСИТЕ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Пояснительная записка</text:p>
      <text:p text:style-name="P4">к преддипломной практике</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row table:style-name="Table1.1">
          <table:table-cell table:style-name="Table1.A1" office:value-type="string">
            <text:p text:style-name="P24">выполнил: Гусев М.С. </text:p>
            <text:p text:style-name="P23">группа : 03-527</text:p>
            <text:p text:style-name="P23"/>
            <text:p text:style-name="P23">принял: доц. каф. 304, к.т.н. Новиков П. В. </text:p>
          </table:table-cell>
        </table:table-row>
      </table:table>
      <text:p text:style-name="P1"/>
      <text:p text:style-name="P1"/>
      <text:p text:style-name="P1"/>
      <text:p text:style-name="P1"/>
      <text:p text:style-name="P1"/>
      <text:p text:style-name="P1"/>
      <text:p text:style-name="P1">Москва 2011</text:p>
      <text:p text:style-name="P51"><text:bookmark text:name="internal-source-marker_0.7688357678707689"/>Предпосылки создания библиотеки унифицированного ввода-вывода информации используемой в комплексном тестировании программных продуктов и вычислительных средств</text:p>
      <text:p text:style-name="P49"><text:line-break/> <text:s/><text:span text:style-name="T2">В ходе комплексного тестирования программных средств возникает необходимость интерпретации результатов множества тестов, написанных по различным правилам и для различных целей. Для решения задачи автоматизации запуска, сбора информации и интерпретации результатов тестирования необходимо привести интерфейсную часть всех тестирующих программ к единообразному виду позволяющему с наименьшими затратами решать поставленную задачу. Для наиболее простого решения, исключающего возможность административного взаимонепонимания при реализации интерфейсов для ввода-вывода, предлагается использовать единую библиотеку с небольшим API позволяющем унифицировать ввод и вывод приложения. При этом, в силу того что приложения тестирования обеспечивают взаимодействие с оборудованием, необходимо обеспечить полную поддержку многопоточности в такой библиотеке.</text:span></text:p>
      <text:p text:style-name="P49"><text:span text:style-name="T2"><text:s text:c="2"/>Выбор средств реализации обусловливается использованием posix совместимых систем, которые используют язык C как основной язык реализации API с высокой степенью совместимости с другими языками.</text:span></text:p>
      <text:p text:style-name="P49"><text:span text:style-name="T6"/></text:p>
      <text:p text:style-name="P50"><text:bookmark text:name="internal-source-marker_0.6174247835297137"/><text:span text:style-name="T5">Исходные данные к работе</text:span></text:p>
      <text:p text:style-name="P33"><text:span text:style-name="T2"><text:s text:c="2"/>Библиотека предназначена для исполнения в posix совместимом окружении на машинах архитектуры sparc v8, sparc v9, i386, </text:span><text:span text:style-name="T3">x86-64</text:span><text:span text:style-name="T2">, обеспечивая унифицированный вывод информации пригодной для автоматизированной интерпретации результатов и принятия решения об успешном выполнении теста. Библиотека должна предоставлять интерфейс для использования с языком C. Язык реализации C (соответствие спецификации C99).</text:span></text:p>
      <text:p text:style-name="P34"/>
      <text:p text:style-name="P7"/>
      <text:p text:style-name="P2">Техническое описание</text:p>
      <text:p text:style-name="P17"/>
      <text:p text:style-name="P17"><text:s text:c="2"/>Библиотека предназначается для унификации процесса получения параметров, вывода результатов и сообщений о аварийном завершении тестов. </text:p>
      <text:p text:style-name="P17"/>
      <text:p text:style-name="P17">ВВЕДЕНИЕ </text:p>
      <text:p text:style-name="P17"/>
      <text:p text:style-name="P17">Библиотека условно может быть разделена на 4 частей: </text:p>
      <text:p text:style-name="P17"><text:s text:c="4"/>1. Функции настройки поведения библиотеки </text:p>
      <text:p text:style-name="P17"><text:s text:c="4"/>2. Функции чтения параметров </text:p>
      <text:p text:style-name="P17"><text:s text:c="4"/>3. Функции вывода результатов </text:p>
      <text:p text:style-name="P17"><text:s text:c="4"/>4. Сообщения об ошибках </text:p>
      <text:p text:style-name="P17"/>
      <text:p text:style-name="P17"/>
      <text:p text:style-name="P17">СОГЛАШЕНИЕ О ИМЕНОВАНИИ </text:p>
      <text:p text:style-name="P17"/>
      <text:p text:style-name="P17"><text:s text:c="2"/>Все функции предназначенные для экспорта из библиотеки должны </text:p>
      <text:p text:style-name="P17">начинаться с префикса tio за которым следует имя функции начинающее с </text:p>
      <text:p text:style-name="P17">прописной буквы. Все переменные и типы данных начинаются с tio_. </text:p>
      <text:p text:style-name="P17"/>
      <text:p text:style-name="P17">СОСТОЯНИЯ БИБЛИОТЕКИ </text:p>
      <text:p text:style-name="P17"/>
      <text:p text:style-name="P17"><text:s text:c="2"/>Библиотека сходна по своей структуре с конечным автоматом. Ее </text:p>
      <text:p text:style-name="P17">состоянием можно управлять при помощи изменения переменных состояния. </text:p>
      <text:p text:style-name="P17">функция tioSetStat(tio_status Status) установки состояния библиотеки </text:p>
      <text:p text:style-name="P17">принимает в качестве параметра код состояния, а возвращает текущее </text:p>
      <text:p text:style-name="P17">состояние. В случае если состояние установлено возвращается 1. 0 </text:p>
      <text:p text:style-name="P17">возвращается если состояние не установлено. При ошибке возвращается </text:p>
      <text:p text:style-name="P17">отрицательное значение. Значение кода ошибки в библиотеки можно </text:p>
      <text:p text:style-name="P17">получить при помощи вызова tioGetError. Для получения значения </text:p>
      <text:p text:style-name="P17">состояния используется функция tioGetStatus(tio_status Status), она </text:p>
      <text:p text:style-name="P17">возвращает текущее состояние, подобно функции tioSetStatus. </text:p>
      <text:p text:style-name="P17"/>
      <text:p text:style-name="P17">ФУНКЦИЯ long tioGetVersion(void) </text:p>
      <text:p text:style-name="P17">Функция возвращает число содержащее текущую версию библиотеки. </text:p>
      <text:p text:style-name="P17"/>
      <text:p text:style-name="P17"/>
      <text:p text:style-name="P17">ПОТОКИ ВЫВОДА </text:p>
      <text:p text:style-name="P17"/>
      <text:p text:style-name="P17"><text:s text:c="2"/>В библиотеке определяется 4 потока вывода, предназначенных для регистрации ошибок, предупреждений, отчетов о работе и отладочной информации. Основным потоком вывода считается поток отчетов о работе. Для работы с каждым из потоков предназначено свое семейство функций. Описание семейств функций приводится ниже. </text:p>
      <text:p text:style-name="P17"><text:soft-page-break/><text:s text:c="2"/></text:p>
      <text:p text:style-name="P17"><text:s text:c="2"/>Все потоки за исключением потока ошибок и потока отладочной информации является буферизуемыми. Поток отладочной информации является небуферизуемым в одном из двух случаев: программист установил лаг состояния библиотеки TIODEBUG_FLUSH или если пользователь передал приложению ключа --tio-debug-flush. Следует отметить что установка флага TIODEBUG_FLUSH не будет иметь никакого эффекта если во время запуска приложения ему не передан ключ --tio-debug. </text:p>
      <text:p text:style-name="P17"/>
      <text:p text:style-name="P17">МЕХАНИЗМ ВОЗВРАТА ОШИБОК </text:p>
      <text:p text:style-name="P17"><text:s text:c="3"/></text:p>
      <text:p text:style-name="P17"><text:s text:c="2"/>Все экспортируемые функции обязательно возвращают значения. </text:p>
      <text:p text:style-name="P17"/>
      <text:p text:style-name="P17"><text:s text:c="2"/>Функции которые могут не возвращать значений возвращают целочисленное значение соответствующее коду возврата из функции. </text:p>
      <text:p text:style-name="P17"/>
      <text:p text:style-name="P17"><text:s text:c="2"/>Функции возвращающие указатель возвращают значение NULL в случае ошибки. Код ошибки может быть проверен при помощи вызова функции tioGetError. </text:p>
      <text:p text:style-name="P17"/>
      <text:p text:style-name="P17"><text:s text:c="2"/>Функции возвращающие числовые значения в случае возникновения ошибки возвращают максимально допустимое значение своего возвращаемого параметра. Код ошибки ДОЛЖЕН быть получен при помощи вызова функции tioGetError. Функции возвращающие символы так-же относятся к числовым, однако считаются без знаковыми. </text:p>
      <text:p text:style-name="P17"/>
      <text:p text:style-name="P17"><text:s text:c="2"/>Все функции, за исключением функции инициализации и функций аварийного завершения, должны вернуть управление основному потоку программы. </text:p>
      <text:p text:style-name="P17"/>
      <text:p text:style-name="P17">ФОРМАТИРОВАНИЕ СТРОКИ ВЫВОДА </text:p>
      <text:p text:style-name="P17"/>
      <text:p text:style-name="P17">Все функции для форматирования строки вывода используют формат широко применяемый в системных функция. Последовательности символов начинающихся с символа % и продолжающихся символами из приведенной далее таблицы: </text:p>
      <text:p text:style-name="P17"/>
      <text:p text:style-name="P18"><text:tab/><text:span text:style-name="T17"> +--------+----------------------------------------+ </text:span></text:p>
      <text:p text:style-name="P19"><text:tab/> | Символ |Описание типа <text:s text:c="26"/>| </text:p>
      <text:p text:style-name="P19"><text:tab/> +--------+----------------------------------------+ </text:p>
      <text:p text:style-name="P19"><text:tab/> |c <text:s text:c="6"/>|Символ ( char ) <text:s text:c="24"/>| </text:p>
      <text:p text:style-name="P19"><text:tab/> +--------+----------------------------------------+ </text:p>
      <text:p text:style-name="P19"><text:tab/> |d | i <text:s text:c="2"/>|Целое число в десятичной форма ( long ) | </text:p>
      <text:p text:style-name="P19"><text:tab/> +--------+----------------------------------------+ </text:p>
      <text:p text:style-name="P19"><text:tab/> |e <text:s text:c="6"/>|Число с мантиссой для чисел с плавающей | </text:p>
      <text:p text:style-name="P19"><text:tab/> | <text:s text:c="7"/>|запятой ( double ) <text:s text:c="21"/>| </text:p>
      <text:p text:style-name="P19"><text:tab/> +--------+----------------------------------------+ </text:p>
      <text:p text:style-name="P19"><text:tab/> |f <text:s text:c="6"/>|Число с плавающей точкой ( double ) <text:s text:c="4"/>| </text:p>
      <text:p text:style-name="P19"><text:tab/> +--------+----------------------------------------+ </text:p>
      <text:p text:style-name="P19"><text:tab/> |o <text:s text:c="6"/>|Целое число в восьмеричном представлении| </text:p>
      <text:p text:style-name="P19"><text:soft-page-break/><text:tab/> | <text:s text:c="7"/>|( long ) <text:s text:c="31"/>| </text:p>
      <text:p text:style-name="P19"><text:tab/> +--------+----------------------------------------+ </text:p>
      <text:p text:style-name="P19"><text:tab/> |s <text:s text:c="6"/>|Строка завершающаяся нулем ( char* ) <text:s text:c="4"/>| </text:p>
      <text:p text:style-name="P19"><text:tab/> +--------+----------------------------------------+ </text:p>
      <text:p text:style-name="P19"><text:tab/> |x <text:s text:c="6"/>|Без знаковое шестнадцатеричное <text:s text:c="9"/>| </text:p>
      <text:p text:style-name="P19"><text:tab/> | <text:s text:c="7"/>|представления ( long ) <text:s text:c="17"/>| </text:p>
      <text:p text:style-name="P19"><text:tab/> +--------+----------------------------------------+ </text:p>
      <text:p text:style-name="P19"><text:tab/> |X <text:s text:c="6"/>|Без знаковое шестнадцатеричное <text:s text:c="9"/>| </text:p>
      <text:p text:style-name="P19"><text:tab/> | <text:s text:c="7"/>|представления с буквами в верхнем <text:s text:c="6"/>| </text:p>
      <text:p text:style-name="P19"><text:tab/> | <text:s text:c="7"/>|регистре ( long ) <text:s text:c="22"/>| </text:p>
      <text:p text:style-name="P19"><text:tab/> +--------+----------------------------------------+ </text:p>
      <text:p text:style-name="P17"/>
      <text:p text:style-name="P17">Для вывода символа % используется последовательность %%. </text:p>
      <text:p text:style-name="P17"/>
      <text:p text:style-name="P17">ФУНКЦИИ ИНИЦИАЛИЗАЦИИ БИБЛИОТЕКИ </text:p>
      <text:p text:style-name="P17"/>
      <text:p text:style-name="P17"><text:s text:c="2"/>Основной функцией инициализации библиотеки является функция tioInit. До вызова функции может быть осуществлен лишь вызов функций tioGetVersion( описание этой функций приводятся далее ). Помимо инициализации данная функция осуществляет не только инициализацию библиотеки но и разбор параметров. Функция принимает как "длинные" так и "короткие" параметры. Все параметры ключи которых содержат больше одного символа, за исключением символа двоеточия на конце являются короткими, все прочие длинные. Ключ из одного символа так-же может быть длинным ( см далее ). </text:p>
      <text:p text:style-name="P17"/>
      <text:p text:style-name="P17">int tioInit(const char* version, const char* help, </text:p>
      <text:p text:style-name="P17"><text:s text:c="4"/><text:tab/> <text:s text:c="6"/>const tio_param _param[], int argc, char *argv[]); </text:p>
      <text:p text:style-name="P17"/>
      <text:p text:style-name="P17"><text:s text:c="2"/>Функция tioInit осуществляет первоначальную инициализацию библиотеки и списка параметров доступных приложению. Функция принимает 5 параметров: </text:p>
      <text:p text:style-name="P17"><text:s text:c="3"/>1. версия теста </text:p>
      <text:p text:style-name="P17"><text:s text:c="3"/>2. короткое описание назначения теста </text:p>
      <text:p text:style-name="P17"><text:s text:c="3"/>3. список параметров принимаемых приложением и тех ключей для параметров, что используются в данном приложении. Признаком конца списка параметров является структура tio_param у которой все поля имеют нулевое значений. </text:p>
      <text:p text:style-name="P17"><text:s text:c="3"/>4. количество аргументов командной строки </text:p>
      <text:p text:style-name="P17"><text:s text:c="3"/>5. список аргументов командной строки </text:p>
      <text:p text:style-name="P17"/>
      <text:p text:style-name="P17">tio_param представляет собой структуру вида: </text:p>
      <text:p text:style-name="P17"/>
      <text:p text:style-name="P17">typedef struct _tio_param </text:p>
      <text:p text:style-name="P17">{ </text:p>
      <text:p text:style-name="P17"><text:tab/>char *key; </text:p>
      <text:p text:style-name="P17"><text:tab/>char *name; </text:p>
      <text:p text:style-name="P17"><text:tab/>char* description; </text:p>
      <text:p text:style-name="P17">} tio_param; </text:p>
      <text:p text:style-name="P17"><text:soft-page-break/></text:p>
      <text:p text:style-name="P17"><text:s text:c="2"/>Где key ключ используемый при вызове из командной строки, name - имя параметра используемое при взаимодействии приложения с библиотекой а description - короткое описание предназначение параметра. </text:p>
      <text:p text:style-name="P17"/>
      <text:p text:style-name="P17"><text:s text:c="2"/>В качестве имени параметра разрешается использовать любую символьную из букв цифр, символов подчеркивания и знака минус строку длинной до 126 символов. </text:p>
      <text:p text:style-name="P17"/>
      <text:p text:style-name="P17"><text:s text:c="2"/>В качестве ключа разрешено использовать любую последовательность начинающаяся с буквы или цифры содержащие в своем теле буквы, цифры и знак минус, и отличающуюся от строк "help", "version" и любых строк начинающихся с "tio-". При этом символы минус в начале ключа и двоеточие в его конце несут служебную информацию и интерпретируются. </text:p>
      <text:p text:style-name="P17"/>
      <text:p text:style-name="P17"><text:s/>Символ двоеточия ':' в конце названия ключа интерпретируется как то что после ключа ДОЛЖЕН следовать параметр. Отсутствие аргумента после такого ключа вызовет аварийное завершение программы. </text:p>
      <text:p text:style-name="P17"/>
      <text:p text:style-name="P17"><text:s text:c="2"/>Символ '-' перед именем ключа состоящего из одной буквы означает что этот ключ длинный (начинается с двух знаков - а не с одного). </text:p>
      <text:p text:style-name="P17"/>
      <text:p text:style-name="P17"><text:s/>Функция осуществляет разбор параметров и записывает их во внутреннем представлении библиотеки. <text:s/>Передача всех параметров которые не связаны с каким либо из ключей осуществляется через переменную окружения tio_argv. Эта переменная после вызова функции tioInit равняется NULL в случае если нет ни одного параметра который не связан с ключом , или списку строк переданных в командной строке, в противном случае. Все строки из этой переменной не могут быть изменены. </text:p>
      <text:p text:style-name="P17"/>
      <text:p text:style-name="P17">ПОЛУЧЕНИЕ ПАРАМЕТРОВ </text:p>
      <text:p text:style-name="P17"/>
      <text:p text:style-name="P17"><text:s text:c="2"/>Для получения параметров используется семейство функций вида tioGet* и tioGetDef*. Эти функции предназначены для получения параметров по их имени. функции оканчиваются на суффикс, означающий возвращаемое значение: L - long, <text:s/>D - double, <text:s/>C - char, <text:s/>S - char* ( string ). Коды ошибок: </text:p>
      <text:p text:style-name="P19"/>
      <text:p text:style-name="P54"/>
      <table:table table:name="Таблица7" table:style-name="Таблица7">
        <table:table-column table:style-name="Таблица7.A"/>
        <table:table-column table:style-name="Таблица7.B"/>
        <table:table-row>
          <table:table-cell table:style-name="Таблица7.A1" office:value-type="string">
            <text:p text:style-name="P56">TESUC    </text:p>
          </table:table-cell>
          <table:table-cell table:style-name="Таблица7.B1" office:value-type="string">
            <text:p text:style-name="P56">  успешное завершение ( 0 )</text:p>
          </table:table-cell>
        </table:table-row>
        <table:table-row>
          <table:table-cell table:style-name="Таблица7.A2" office:value-type="string">
            <text:p text:style-name="P56">TENOPAR  <text:line-break/>         </text:p>
          </table:table-cell>
          <table:table-cell table:style-name="Таблица7.B2" office:value-type="string">
            <text:p text:style-name="P56">  параметр не зарегистрирован при инициализации       <text:line-break/>  библиотеки</text:p>
          </table:table-cell>
        </table:table-row>
        <table:table-row>
          <table:table-cell table:style-name="Таблица7.A2" office:value-type="string">
            <text:p text:style-name="P56">TEINCTYPE</text:p>
          </table:table-cell>
          <table:table-cell table:style-name="Таблица7.B2" office:value-type="string">
            <text:p text:style-name="P57">  Параметр не может быть приведен к запрошенному типу </text:p>
          </table:table-cell>
        </table:table-row>
        <table:table-row>
          <table:table-cell table:style-name="Таблица7.A2" office:value-type="string">
            <text:p text:style-name="P56">TENOTSET </text:p>
          </table:table-cell>
          <table:table-cell table:style-name="Таблица7.B2" office:value-type="string">
            <text:p text:style-name="P56">  параметр не передан при вызове приложения.</text:p>
          </table:table-cell>
        </table:table-row>
        <table:table-row>
          <table:table-cell table:style-name="Таблица7.A2" office:value-type="string">
            <text:p text:style-name="P56">TENES    <text:line-break/><text:soft-page-break/>         </text:p>
          </table:table-cell>
          <table:table-cell table:style-name="Таблица7.B2" office:value-type="string">
            <text:p text:style-name="P56">  размер буфера недостаточно велик для помещения      <text:line-break/><text:soft-page-break/>  параметра                                           </text:p>
          </table:table-cell>
        </table:table-row>
        <table:table-row>
          <table:table-cell table:style-name="Таблица7.A2" office:value-type="string">
            <text:p text:style-name="P56">TEFAILL  </text:p>
          </table:table-cell>
          <table:table-cell table:style-name="Таблица7.B2" office:value-type="string">
            <text:p text:style-name="P56">  Отказ по непонятным причинам                        </text:p>
          </table:table-cell>
        </table:table-row>
      </table:table>
      <text:p text:style-name="P19"/>
      <text:p text:style-name="P17"/>
      <text:p text:style-name="P17"/>
      <text:p text:style-name="P17"/>
      <text:p text:style-name="P17"><text:s text:c="2"/>ФУНКЦИИ tioGetS И tioGetDefS </text:p>
      <text:p text:style-name="P17"/>
      <text:p text:style-name="P17">int tioGetS(const char* name, char* buff, const size_t buff_len); </text:p>
      <text:p text:style-name="P17">int tioGetDefS(const char* name, const char* default, char* buff, const size_t buff_len); </text:p>
      <text:p text:style-name="P17"/>
      <text:p text:style-name="P17"><text:s text:c="2"/>Функции создают копию параметра который был связан с именем из строки адресуемую как name в буфере buff. Если в буфере не достаточно места функция возвращает значение TENES. </text:p>
      <text:p text:style-name="P17"/>
      <text:p text:style-name="P17"><text:s text:c="2"/>При возникновении любой из ошибок функция tioGetS заносит в буфер buff заносится строка из одного нулевого символа. </text:p>
      <text:p text:style-name="P17"/>
      <text:p text:style-name="P17"><text:s text:c="2"/>Функция tioGetDefS всегда заносит в буфер значение. В случае если такой параметр не может быть получен то это значение default, в остальных случаях это значение полученное от пользователя. Если длинны буфера не достает, то используется лишь начальные символы, однако в поток предупреждений выводится сообщение о невозможности передать параметр программе целиком. Функция при этом возвращает TENES. </text:p>
      <text:p text:style-name="P17"/>
      <text:p text:style-name="P17">При передачи нулевого указателя в качестве буфера функция возвращает значение TENES и выводит предупреждение о передачи нулевого буфера в поток предупреждений. </text:p>
      <text:p text:style-name="P17"/>
      <text:p text:style-name="P17">В случае успешного выполнения, функция возвращает значение TESUC. </text:p>
      <text:p text:style-name="P17"/>
      <text:p text:style-name="P17"><text:s text:c="2"/>ФУНКЦИИ tioGetL И tioGetDefL </text:p>
      <text:p text:style-name="P17"/>
      <text:p text:style-name="P17">long tioGetL(const char* name); </text:p>
      <text:p text:style-name="P17">long tioGetDefL(const char* name, const long default); </text:p>
      <text:p text:style-name="P17"/>
      <text:p text:style-name="P17">Функции возвращают целое число, переданное в программу с параметром name.</text:p>
      <text:p text:style-name="P17"/>
      <text:p text:style-name="P17">Функция tioGetL в случае ошибки возвращает LONG_MAX. Код ошибки может быть получен при помощи вызова tioGetError. Возможные ошибки: TENOTSET и TEINCTYPE. </text:p>
      <text:p text:style-name="P17"/>
      <text:p text:style-name="P17">Функция tioGetDefL в случае невозможности вернуть значение переданное <text:soft-page-break/>пользователем возвращает значение default. </text:p>
      <text:p text:style-name="P17"/>
      <text:p text:style-name="P17"><text:s text:c="2"/>ФУНКЦИИ tioGetC И tioGetDefC </text:p>
      <text:p text:style-name="P17"/>
      <text:p text:style-name="P17">unsigned char tioGetC(const char* name); </text:p>
      <text:p text:style-name="P17">unsigned char tioGetDefC(const char* name, const unsigned char default); </text:p>
      <text:p text:style-name="P17"/>
      <text:p text:style-name="P17">Функции возвращают целое число, переданное в программу с параметром name. </text:p>
      <text:p text:style-name="P17"/>
      <text:p text:style-name="P17">Функция tioGetC в случае ошибки возвращает UCHAR_MAX. Код ошибки может быть получен при помощи вызова tioGetError. Возможные ошибки: TENOTSET и TEINCTYPE. </text:p>
      <text:p text:style-name="P17"/>
      <text:p text:style-name="P17">Функция tioGetDefC в случае невозможности вернуть значение переданное пользователем возвращает значение default. </text:p>
      <text:p text:style-name="P17"/>
      <text:p text:style-name="P17"><text:s text:c="2"/>ФУНКЦИИ tioGetD И tioGetDefD </text:p>
      <text:p text:style-name="P17"/>
      <text:p text:style-name="P17">double tioGetD(const char* name); </text:p>
      <text:p text:style-name="P17">double tioGetDefD(const char* name, const double default); </text:p>
      <text:p text:style-name="P17"/>
      <text:p text:style-name="P17">Функции возвращают число с плавающей запятой, переданное в программу с параметром name. </text:p>
      <text:p text:style-name="P17"/>
      <text:p text:style-name="P17">Функция tioGetD в случае ошибки возвращает DBL_MAX. Код ошибки может быть получен при помощи вызова tioGetError. Возможные ошибки: TENOTSET и TEINCTYPE. </text:p>
      <text:p text:style-name="P17"/>
      <text:p text:style-name="P17">Функция tioGetDefD в случае невозможности вернуть значение переданное пользователем возвращает значение default. </text:p>
      <text:p text:style-name="P17"/>
      <text:p text:style-name="P17">ФУНКЦИИ РАБОТЫ С ОШИБКАМИ </text:p>
      <text:p text:style-name="P17"/>
      <text:p text:style-name="P17">Для работы с ошибками предусмотрен набор функций обеспечивающий как фиксацию ошибок в потоке ошибок, так и аварийное завершение приложения со сбрасыванием всех логов и выходом с сообщением об ошибке. </text:p>
      <text:p text:style-name="P17"/>
      <text:p text:style-name="P17">Функции tioError и tioErrorF предназначены для вывода сообщения об ошибке в поток ошибок. Их прототипы: </text:p>
      <text:p text:style-name="P17"/>
      <text:p text:style-name="P17">int tioError(const char* message); </text:p>
      <text:p text:style-name="P17">int tioErrorF(const char* format, ... ); </text:p>
      <text:p text:style-name="P17"/>
      <text:p text:style-name="P17">Функция tioError передает в поток ошибок текст message. </text:p>
      <text:p text:style-name="P17"><text:soft-page-break/></text:p>
      <text:p text:style-name="P17">Функция tioErrorF передает в поток ошибок форматированный в соответстии со строкой format и остальными параметрами. О форматировании строк смотри выше. </text:p>
      <text:p text:style-name="P17"/>
      <text:p text:style-name="P17">Функция tioDie предназначена для аварийного завершения работы библиотеки. Эта функция закрывает все открытые структуры и таблицы ( см. далее ), делает запись в поток ошибок о причине завершения, сбрасывает все буфера ввода-вывода, и завершает приложение с кодом ошибки. </text:p>
      <text:p text:style-name="P17"/>
      <text:p text:style-name="P17">void tioDie(int status, const char* message); </text:p>
      <text:p text:style-name="P17"/>
      <text:p text:style-name="P17">Данная функция никогда не возвращает управление после своего вызова. </text:p>
      <text:p text:style-name="P17"/>
      <text:p text:style-name="P17">В случае если в качестве значения status предан ноль, то код возвращаемый приложением будет -1. <text:s/>Параметр message может быть равен NULL. </text:p>
      <text:p text:style-name="P17"/>
      <text:p text:style-name="P17">ФУНКЦИИ ОТЛАДКИ И ПОТОКА ПРЕДУПРЕЖДЕНИЙ </text:p>
      <text:p text:style-name="P17"/>
      <text:p text:style-name="P17"><text:s text:c="2"/>Для работы с потоком отладки и потоком предупреждений предусмотрено по две функции, схожие с теми что используются при работе с потоком ошибок. </text:p>
      <text:p text:style-name="P17"/>
      <text:p text:style-name="P17">int tioDebug(const char* message); </text:p>
      <text:p text:style-name="P17">int tioDebugF(const char* template,... ); </text:p>
      <text:p text:style-name="P17"><text:s/></text:p>
      <text:p text:style-name="P17"><text:s text:c="2"/>Функции предназначены для отладочного вывода. Эти функции в большинстве случае не осуществляют никакого вывода или действий, пока не будет разрешен вывод этой информации с помощью ключа --tio-debug </text:p>
      <text:p text:style-name="P17"/>
      <text:p text:style-name="P17"><text:s text:c="2"/>Отличительной чертой данного вывода является отсутствие буферизации на нем. </text:p>
      <text:p text:style-name="P17"/>
      <text:p text:style-name="P17">Дополнительная информация о формате шаблонов смотри выше в разделе Форматирование вывода. </text:p>
      <text:p text:style-name="P17"/>
      <text:p text:style-name="P17">Для работы с потоком предупреждений предусмотрены так-же две функции. </text:p>
      <text:p text:style-name="P17"/>
      <text:p text:style-name="P17">int tioWarning(const char* message); </text:p>
      <text:p text:style-name="P17">int tioWarningF(const char* format, ... ); </text:p>
      <text:p text:style-name="P17"/>
      <text:p text:style-name="P17"><text:s text:c="2"/>Функции размещают строку message или форматированную строку format в потоке предупреждений. </text:p>
      <text:p text:style-name="P17"/>
      <text:p text:style-name="P17">ФУНКЦИИ ВЫВОДА </text:p>
      <text:p text:style-name="P17"/>
      <text:p text:style-name="P17"><text:soft-page-break/>Функции вывода делятся на три типа: функции строчного вывода, функции структурированного вывода и функции вывода таблиц. </text:p>
      <text:p text:style-name="P17"/>
      <text:p text:style-name="P17">Функции строчного вывода представлены двумя функциями: </text:p>
      <text:p text:style-name="P17"/>
      <text:p text:style-name="P17">int tioPrint(const char* messge); </text:p>
      <text:p text:style-name="P17">int tioPrintF(const char* template, ... ); </text:p>
      <text:p text:style-name="P17"/>
      <text:p text:style-name="P17"><text:s text:c="2"/>Функции размещают в потоке вывода сообщение message или форматированное сообщение по шаблону template. </text:p>
      <text:p text:style-name="P17"/>
      <text:p text:style-name="P17">ФУНКЦИИ ТАБЛИЧНОГО ВЫВОДА </text:p>
      <text:p text:style-name="P17"/>
      <text:p text:style-name="P17">Функции табличного вывода предназначены для вывода информации структура полей которой может быть четко описана по числу полей. </text:p>
      <text:p text:style-name="P17"/>
      <text:p text:style-name="P17">Для работой с табличной формой представления определено следующее семейство функций: </text:p>
      <text:p text:style-name="P17"/>
      <text:p text:style-name="P17">int tioTableBegin(const char* format, ... ) </text:p>
      <text:p text:style-name="P17">int tioTableEnd(); </text:p>
      <text:p text:style-name="P17">int tioTableRecord(int num; ... ); </text:p>
      <text:p text:style-name="P17"/>
      <text:p text:style-name="P17">Первая из функций отвечает за инициализацию таблицы и назначение ей заголовков. Также именно в данной функции определяются типы данных передаваемых в последующем аргументов. Следует отметить, что в этой функции описание формата отличается от того формата который применен в других функция вывода. Для инициализации таблицы мы передаем список имен таблиц разделенных знаком амперсанда (&amp;). В случае необходимости вставить в название символ амперсанда необходимо ввести два амперсанда подряд. В список переменных параметров заносятся типы данных переменных либо предопределенные ( TIOLONG, TIOCHAR, TIODOUBLE, TIOSTRING ), либо полученные при создании списков (см. далее). </text:p>
      <text:p text:style-name="P17"/>
      <text:p text:style-name="P17">В текущей версии запрещается повторный вызов tioTableBegin до вызова tioTableEnd. Однако между вызовами tioTable* разрешен вызов любых других функций библиотеки. </text:p>
      <text:p text:style-name="P17"/>
      <text:p text:style-name="P17">Содержимое таблицы размещается в потоке вывода лишь в момент вызова tioTableEnd. </text:p>
      <text:p text:style-name="P17"/>
      <text:p text:style-name="P17">СТРУКТУРИРОВАННЫЙ ВЫВОД </text:p>
      <text:p text:style-name="P17"/>
      <text:p text:style-name="P17">Под структурированным выводом понимается вывод данных для каждого из значений которых может быть определено некое имя. </text:p>
      <text:p text:style-name="P17"><text:soft-page-break/></text:p>
      <text:p text:style-name="P17">Процесс вывода структурированных данных состоит из этапа определения структурированных данных, определения представления структурированных данных, и вывода структур. </text:p>
      <text:p text:style-name="P17"/>
      <text:p text:style-name="P17">Для определения структуры используется функция tioStructDefine: </text:p>
      <text:p text:style-name="P17"/>
      <text:p text:style-name="P17">int tioStructDefine(const char* template, ... ); </text:p>
      <text:p text:style-name="P17"/>
      <text:p text:style-name="P17">Данная структура принимает в качестве параметров шаблон имен полей структуры и типы данных структур. Описание типов полей совпадает с описание названий столбцов для таблицы, а параметры описываются также как параметры для таблицы. В случае своего успешного выполнения функция возвращает положительный номер с кодом структуры. В случае провала функция возвращает отрицательное значение. Код ошибки можно получить при помощи вызова функции tioGetError. Функция может сообщать следующими сообщениями: </text:p>
      <text:p text:style-name="P17"/>
      <text:p text:style-name="P17"><text:s text:c="7"/><text:span text:style-name="T17"><text:s text:c="3"/><text:tab/> <text:s/>+-----------+------------------------------+ </text:span></text:p>
      <text:p text:style-name="P20"><text:s text:c="11"/>|TESUC <text:s text:c="5"/>| Успешное выполнение функции <text:s/>| </text:p>
      <text:p text:style-name="P20"><text:s text:c="11"/>+-----------+------------------------------+ </text:p>
      <text:p text:style-name="P20"><text:s text:c="11"/>|TENOFREEID | Нет свободного идентификатора| </text:p>
      <text:p text:style-name="P20"><text:s text:c="11"/>+-----------+------------------------------+ </text:p>
      <text:p text:style-name="P20"><text:s text:c="11"/>|TEINVAL <text:s text:c="3"/>| Неверные параметры функции <text:s text:c="2"/>| </text:p>
      <text:p text:style-name="P20"><text:s text:c="11"/>+-----------+------------------------------+ </text:p>
      <text:p text:style-name="P20"><text:s text:c="11"/>|TEFAIL <text:s text:c="4"/>| Отказ по непонятным причинам | </text:p>
      <text:p text:style-name="P20"><text:s text:c="11"/>+-----------+------------------------------+ </text:p>
      <text:p text:style-name="P17"/>
      <text:p text:style-name="P17"/>
      <text:p text:style-name="P17">Код возвращаемых функций присваивается этой структуре. В дальнейшем он будет использоваться в качестве идентификатора структуры. </text:p>
      <text:p text:style-name="P17"/>
      <text:p text:style-name="P17">После определения самой структуры пользователь может определить строковое представление данного типа структур. Если представление не будет определено, то библиотека сама определит представление исходя из имен структуры. </text:p>
      <text:p text:style-name="P17"/>
      <text:p text:style-name="P17">Представление задается из строки форматирования, которая помимо текста включает обозначения полей структуры в виде \1, \2, и.т.д. или в виде \имя_поля_структуры где все пробелы из имени поля заменены символами подчеркивания. </text:p>
      <text:p text:style-name="P17"/>
      <text:p text:style-name="P17">Функция возвращает целое число, равное нулю при удачном завершении и коду ошибки в противном случае. </text:p>
      <text:p text:style-name="P17"/>
      <text:p text:style-name="P17"/>
      <text:p text:style-name="P17"><text:soft-page-break/>Прототип функции: </text:p>
      <text:p text:style-name="P17"/>
      <text:p text:style-name="P17">int tioStrucView(const int StructID, const char* format); </text:p>
      <text:p text:style-name="P17">где StructID идентификатор структуры полученный от tioStructDefine. </text:p>
      <text:p text:style-name="P17"/>
      <text:p text:style-name="P17"/>
      <text:p text:style-name="P17">Функцией для вывода структурированных данных является функция </text:p>
      <text:p text:style-name="P17"/>
      <text:p text:style-name="P17">int tioStructPrint(int StructID,...); </text:p>
      <text:p text:style-name="P17">Которая принимает в качестве параметров идентификатор структуры и список аргументов - полей структуры.</text:p>
      <text:p text:style-name="P21"/>
      <text:p text:style-name="P12">Сборка библиотеки</text:p>
      <text:p text:style-name="P13"/>
      <text:p text:style-name="P10">Библиотека поставляется в виде исходных кодов с системой сборки на основе autoconf. При сборки используется следующее программное обеспечение:</text:p>
      <text:p text:style-name="P13"/>
      <text:p text:style-name="P11"><text:s/><text:span text:style-name="T1">* Autoconf 2.61 </text:span></text:p>
      <text:p text:style-name="P11"><text:s/><text:span text:style-name="T1">* libc</text:span></text:p>
      <text:p text:style-name="P11"><text:s/><text:span text:style-name="T1">* gcc или другой компилятор</text:span></text:p>
      <text:p text:style-name="P11"><text:s/><text:span text:style-name="T1">* ar (для статической сборки)</text:span></text:p>
      <text:p text:style-name="P11"><text:s/><text:span text:style-name="T1">* ranlib (для статической сборки)</text:span></text:p>
      <text:p text:style-name="P11"><text:s/><text:span text:style-name="T1">* cp </text:span></text:p>
      <text:p text:style-name="P11"><text:s/><text:span text:style-name="T1">* ln </text:span></text:p>
      <text:p text:style-name="P11"><text:s/><text:span text:style-name="T1">* mkdir с поддержкой опции -p</text:span></text:p>
      <text:p text:style-name="P11"><text:s/><text:span text:style-name="T1">* Mercurial ( Опционально, для экспорта )</text:span></text:p>
      <text:p text:style-name="P11"><text:s/><text:span text:style-name="T1">* iconv</text:span></text:p>
      <text:p text:style-name="P11"><text:s/><text:span text:style-name="T1">* tar</text:span></text:p>
      <text:p text:style-name="P11"><text:s/><text:span text:style-name="T1">* gzip</text:span></text:p>
      <text:p text:style-name="P11"><text:s/><text:span text:style-name="T1">* bzip</text:span></text:p>
      <text:p text:style-name="P13"/>
      <text:p text:style-name="P10">Библиотека собирается как для статической, так и для динамической линковки. Библиотека может быть настроена на использование различных кодировок для вывода сообщений. Эти кодировки ни коим образом не влияют на кодировки выводимых сообщений. </text:p>
      <text:p text:style-name="P13"/>
      <text:p text:style-name="P10">Сборка состоит из следующих этапов:</text:p>
      <text:p text:style-name="P11"><text:s/><text:span text:style-name="T1">1 Настройка компиляции скриптом configure</text:span></text:p>
      <text:p text:style-name="P11"><text:s/><text:span text:style-name="T1">2 Сборка библиотеки командой make</text:span></text:p>
      <text:p text:style-name="P11"><text:s/><text:span text:style-name="T1">3 Проверка библиотеки командой make check</text:span></text:p>
      <text:p text:style-name="P11"><text:s/><text:span text:style-name="T1">4 Установка библиотеки командой make install</text:span></text:p>
      <text:p text:style-name="P13"/>
      <text:p text:style-name="P10">Скрипт настройки компиляции configure, должен находиться в корневой директории проекта и иметь атрибуты на исполнение. Если скрипт в корневой директории отсутствует для его генерации надлежит выполнить команду autoconf.</text:p>
      <text:p text:style-name="P13"/>
      <text:p text:style-name="P10">Скрипт конфигурации позволяет настроить параметры библиотеки, <text:s/>опций ее сборки и установки. Ниже приводится список ключей скрипта с описанием их назначения.</text:p>
      <text:p text:style-name="P13"/>
      <text:p text:style-name="P11"><text:s/><text:span text:style-name="T1">* --prefix=&lt;path&gt; путь к корню установки в этом каталоге будут</text:span> <text:span text:style-name="T1">созданы вспомогательные директории lib include и share/doc/</text:span></text:p>
      <text:p text:style-name="P11"><text:s/><text:span text:style-name="T1">* --enable-doc-pdf генерировать и устанавливать документацию в формате PDF</text:span></text:p>
      <text:p text:style-name="P11"><text:soft-page-break/><text:s/><text:span text:style-name="T1">* --enable-doc-deep генерировать документацию для всех функций</text:span> <text:span text:style-name="T1">включая статические</text:span></text:p>
      <text:p text:style-name="P11"><text:s/><text:span text:style-name="T1">* --enable-static генерировать статическую библиотеку</text:span></text:p>
      <text:p text:style-name="P11"><text:s/><text:span text:style-name="T1">* --enable-dynamic генерировать динамические библиотеки</text:span></text:p>
      <text:p text:style-name="P11"><text:s/><text:span text:style-name="T1">* --enable-init-return разрешить выход из функции инициализации - по</text:span> <text:span text:style-name="T1">умолчанию функции инициализации при ошибке не возвращает</text:span> <text:span text:style-name="T1">управления.</text:span></text:p>
      <text:p text:style-name="P11"><text:s/><text:span text:style-name="T1">* --with-locale=&lt;locale&gt; с генерировать текстовые сообщение на</text:span> соответствующей<text:span text:style-name="T1"> локали ( С ru_RU.* )</text:span></text:p>
      <text:p text:style-name="P11"><text:s/><text:span text:style-name="T1">* --disable-debug запретить вывод отладочной информации</text:span></text:p>
      <text:p text:style-name="P13"/>
      <text:p text:style-name="P10">Пример: Настройка библиотеки только со статической линковкой для</text:p>
      <text:p text:style-name="P10">использование на машине с локалью ru - KOI8-R:</text:p>
      <text:p text:style-name="P13"/>
      <text:p text:style-name="P11"><text:s/><text:span text:style-name="T1">$ ./configure --enable-static=yes <text:s/>--enable-dynamic=no <text:s text:c="9"/>\</text:span></text:p>
      <text:p text:style-name="P11"><text:s text:c="3"/><text:span text:style-name="T1">--with-locale=ru_RU.KOI8-R </text:span></text:p>
      <text:p text:style-name="P13"/>
      <text:p text:style-name="P10">После успешного выполнения скрипта запуска можно перейти</text:p>
      <text:p text:style-name="P10">непосредственно к сборке. Сборка производиться запуском утилиты make без параметров из корневой директории исходных кодов программы. </text:p>
      <text:p text:style-name="P11"><text:s/></text:p>
      <text:p text:style-name="P11"><text:s/><text:span text:style-name="T1">$ make</text:span></text:p>
      <text:p text:style-name="P13"/>
      <text:p text:style-name="P10">После выполнения сборки необходимо выполнить проверку выполнив команду </text:p>
      <text:p text:style-name="P11"><text:s/></text:p>
      <text:p text:style-name="P11"><text:s/><text:span text:style-name="T1">$ make check </text:span></text:p>
      <text:p text:style-name="P13"/>
      <text:p text:style-name="P10">В результате <text:s/>выполнения этой команды вы увидите сообщение:</text:p>
      <text:p text:style-name="P11"><text:s text:c="2"/><text:span text:style-name="T1">(TS): All tests PASS</text:span></text:p>
      <text:p text:style-name="P10">Если такое сообщение не получено, а получено сообщение </text:p>
      <text:p text:style-name="P11"><text:s text:c="2"/><text:span text:style-name="T1">(TS): All tests FAIL</text:span></text:p>
      <text:p text:style-name="P10">то программа не предназначена для исполнения на данном вычислительном комплексе и необходимо обратиться к разработчикам для устранения данного дефекта.</text:p>
      <text:p text:style-name="P13"/>
      <text:p text:style-name="P10">В случае успешного выполнения тестирования можно переходить к процессу установки. Для установки необходимо выполнить make install с правами суперпользователя. </text:p>
      <text:p text:style-name="P13"/>
      <text:p text:style-name="P11"><text:s/><text:span text:style-name="T1"># make install</text:span></text:p>
      <text:p text:style-name="P13"/>
      <text:p text:style-name="P10">Дополнительно вы можете установить. Документация поставляется в двух вариация - HTML и pdf. Для установки документации требуется выполнить команду make install-doc</text:p>
      <text:p text:style-name="P13"/>
      <text:p text:style-name="P11"><text:s/><text:span text:style-name="T1"># make install-doc</text:span></text:p>
      <text:p text:style-name="P13"><text:soft-page-break/></text:p>
      <text:p text:style-name="P10">ДОПОЛНИТЕЛЬНЫЕ ЦЕЛИ make</text:p>
      <text:p text:style-name="P13"/>
      <text:p text:style-name="P10">Помимо перечисленных выше целей существует ряд вспомогательных целей сборки определенных для make. Эти цели предназначены для очистки проекта и экспорта проекта, а также ряд вспомогательных целей для разработчиков.</text:p>
      <text:p text:style-name="P11"><text:s/></text:p>
      <text:p text:style-name="P11"><text:s/><text:span text:style-name="T1">* deinstall - цель полностью удаляет установленную версию библиотеки</text:span></text:p>
      <text:p text:style-name="P11"><text:s/><text:span text:style-name="T1">* clean - удаление объектных и вспомогательных файлов</text:span></text:p>
      <text:p text:style-name="P11"><text:s/><text:span text:style-name="T1">* dist-clean - очистка дистрибутива с удалением всех генерируемых</text:span> <text:span text:style-name="T1">файлов включая скрипты автоконфигурации. После выполнения этой цели</text:span> <text:span text:style-name="T1">для сборки проекта обязательно потребуется autoconf.</text:span></text:p>
      <text:p text:style-name="P11"><text:s/><text:span text:style-name="T1">* dist-gzip - создание в корневом каталоге проекта архива с текущей</text:span> <text:span text:style-name="T1">версией программы. Для сборки целей необходимы Mercurial и autoconf.</text:span></text:p>
      <text:p text:style-name="P11"><text:s/><text:span text:style-name="T1">* dist-bz2 - то-же что и dist-gzip, но создает архивы формата tar.bz2</text:span></text:p>
      <text:p text:style-name="P11"><text:s/><text:span text:style-name="T1">* docs - генерация документации с размещением ее в каталоге Docs</text:span></text:p>
      <text:p text:style-name="P11"><text:s/><text:span text:style-name="T1">* tests - сборка программ используемых при тестировании библиотеки.</text:span></text:p>
      <text:p text:style-name="P22">ИСПОЛЬЗОВАНИЕ БИБЛИОТЕКИ</text:p>
      <text:p text:style-name="P13"/>
      <text:p text:style-name="P10">В комплекте с библиотекой поставляется ряд заголовочных файлов и непосредственно сами файлы библиотек. Ниже приводится список файлов инсталлируемых при исполнение цели install:</text:p>
      <text:p text:style-name="P13"/>
      <text:p text:style-name="P11"><text:s/><text:span text:style-name="T1">* libtio.so.&lt;version&gt; динамическая библиотека (создается по умолчанию)</text:span></text:p>
      <text:p text:style-name="P11"><text:s/><text:span text:style-name="T1">* libtio.so ссылка на динамическую библиотек</text:span></text:p>
      <text:p text:style-name="P11"><text:s/><text:span text:style-name="T1">* libtio.a версия библиотеки для статической линковки (создается</text:span> <text:span text:style-name="T1">только при использовании параметра конфигурационного скрипта</text:span></text:p>
      <text:p text:style-name="P11"><text:s text:c="3"/><text:span text:style-name="T1">--enable-static).</text:span></text:p>
      <text:p text:style-name="P11"><text:s/><text:span text:style-name="T1">* tio.h</text:span></text:p>
      <text:p text:style-name="P11"><text:s/><text:span text:style-name="T1">* tioerror.h</text:span></text:p>
      <text:p text:style-name="P11"><text:s/><text:span text:style-name="T1">* tioexit.h</text:span></text:p>
      <text:p text:style-name="P11"><text:s/><text:span text:style-name="T1">* utf.h</text:span></text:p>
      <text:p text:style-name="P15"/>
      <text:p text:style-name="P10">Для программ использующих библиотеку требуется подключать лишь заголовочный файл tio.h заголовочный файл utf.h является вспомогательным и содержит прототипы функций для работы со строками в формате UTF-8.</text:p>
      <text:p text:style-name="P8"/>
      <text:p text:style-name="P8"/>
      <text:p text:style-name="P9">Некоторые функции из библиотеки</text:p>
      <text:p text:style-name="P9"/>
      <text:p text:style-name="P14">ФУНКЦИИ ТАБЛИЧНОГО ВЫВОДА</text:p>
      <text:p text:style-name="P9"/>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40"><text:span text:style-name="T9">void* </text:span><text:span text:style-name="T7">tioTableBegin</text:span></text:p>
          </table:table-cell>
          <table:table-cell table:style-name="Таблица1.A1" office:value-type="string">
            <text:p text:style-name="Table_20_Contents">(</text:p>
          </table:table-cell>
          <table:table-cell table:style-name="Таблица1.A1" office:value-type="string">
            <text:p text:style-name="Table_20_Contents"><text:span text:style-name="T19">const</text:span> char * </text:p>
          </table:table-cell>
          <table:table-cell table:style-name="Таблица1.A1" office:value-type="string">
            <text:p text:style-name="Table_20_Contents"><text:span text:style-name="Emphasis"><text:span text:style-name="T10">format</text:span></text:span><text:span text:style-name="T15">,</text:span></text:p>
          </table:table-cell>
        </table:table-row>
        <table:table-row>
          <table:table-cell table:style-name="Таблица1.A1" office:value-type="string">
            <text:p text:style-name="P25"/>
          </table:table-cell>
          <table:table-cell table:style-name="Таблица1.A1" office:value-type="string">
            <text:p text:style-name="P25"/>
          </table:table-cell>
          <table:table-cell table:style-name="Таблица1.A1" office:value-type="string">
            <text:p text:style-name="Table_20_Contents"> </text:p>
          </table:table-cell>
          <table:table-cell table:style-name="Таблица1.A1" office:value-type="string">
            <text:p text:style-name="Table_20_Contents"><text:span text:style-name="Emphasis"><text:span text:style-name="T10">...</text:span></text:span><text:span text:style-name="T15"> </text:span></text:p>
          </table:table-cell>
        </table:table-row>
        <table:table-row>
          <table:table-cell table:style-name="Таблица1.A1" office:value-type="string">
            <text:p text:style-name="P25"/>
          </table:table-cell>
          <table:table-cell table:style-name="Таблица1.A1" office:value-type="string">
            <text:p text:style-name="Table_20_Contents">)</text:p>
          </table:table-cell>
          <table:table-cell table:style-name="Таблица1.A1" office:value-type="string">
            <text:p text:style-name="P25"/>
          </table:table-cell>
          <table:table-cell table:style-name="Таблица1.A1" office:value-type="string">
            <text:p text:style-name="P25"/>
          </table:table-cell>
        </table:table-row>
      </table:table>
      <text:p text:style-name="P16"/>
      <text:p text:style-name="P16">Функция отвечает за инициализацию таблицы и назначение ей заголовков. Также в данной функции определяются типы данных передаваемых в последующем аргументов.</text:p>
      <text:p text:style-name="P16"/>
      <text:p text:style-name="P38">Аргументы:</text:p>
      <table:table table:name="Таблица2" table:style-name="Таблица2">
        <table:table-column table:style-name="Таблица2.A"/>
        <table:table-column table:style-name="Таблица2.B"/>
        <table:table-row>
          <table:table-cell table:style-name="Таблица2.A1" office:value-type="string">
            <text:p text:style-name="P26">format</text:p>
          </table:table-cell>
          <table:table-cell table:style-name="Таблица2.A1" office:value-type="string">
            <text:p text:style-name="P28">Cтрока, содержащая имена заголовков. Имена заголовков пишутся слитно и разделены знаком "&amp;". В случае если знак "&amp;" встречается в имени заголовка следует использовать сочетание "&amp;&amp;".</text:p>
          </table:table-cell>
        </table:table-row>
        <table:table-row>
          <table:table-cell table:style-name="Таблица2.A1" office:value-type="string">
            <text:p text:style-name="P26">...</text:p>
          </table:table-cell>
          <table:table-cell table:style-name="Таблица2.A1" office:value-type="string">
            <text:p text:style-name="P28">Второй и последующие аргументы - коды типов данных.</text:p>
          </table:table-cell>
        </table:table-row>
      </table:table>
      <text:p text:style-name="P35"/>
      <text:p text:style-name="P36">Существующие коды: '1' - char '2' - double '3' - long '4' - string</text:p>
      <text:p text:style-name="P38">Возвращает:</text:p>
      <text:p text:style-name="P44">В случае успешного выполнения функция возращает указатель на void*, по которому размещаются данные инициализации таблицы. В противнов <text:soft-page-break/>случае NULL.</text:p>
      <text:p text:style-name="P8"/>
      <text:p text:style-name="P41"/>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40"><text:span text:style-name="T20">void* </text:span><text:span text:style-name="T8">tioTableRecord</text:span></text:p>
          </table:table-cell>
          <table:table-cell table:style-name="Таблица3.A1" office:value-type="string">
            <text:p text:style-name="P28">(</text:p>
          </table:table-cell>
          <table:table-cell table:style-name="Таблица3.A1" office:value-type="string">
            <text:p text:style-name="P28">void * </text:p>
          </table:table-cell>
          <table:table-cell table:style-name="Таблица3.A1" office:value-type="string">
            <text:p text:style-name="Table_20_Contents"><text:span text:style-name="Emphasis"><text:span text:style-name="T11">td</text:span></text:span><text:span text:style-name="T16">,</text:span></text:p>
          </table:table-cell>
        </table:table-row>
        <table:table-row>
          <table:table-cell table:style-name="Таблица3.A1" office:value-type="string">
            <text:p text:style-name="P29"/>
          </table:table-cell>
          <table:table-cell table:style-name="Таблица3.A1" office:value-type="string">
            <text:p text:style-name="P29"/>
          </table:table-cell>
          <table:table-cell table:style-name="Таблица3.A1" office:value-type="string">
            <text:p text:style-name="P28"> </text:p>
          </table:table-cell>
          <table:table-cell table:style-name="Таблица3.A1" office:value-type="string">
            <text:p text:style-name="Table_20_Contents"><text:span text:style-name="Emphasis"><text:span text:style-name="T11">...</text:span></text:span><text:span text:style-name="T16"> </text:span></text:p>
          </table:table-cell>
        </table:table-row>
        <table:table-row>
          <table:table-cell table:style-name="Таблица3.A1" office:value-type="string">
            <text:p text:style-name="P29"/>
          </table:table-cell>
          <table:table-cell table:style-name="Таблица3.A1" office:value-type="string">
            <text:p text:style-name="P28">)</text:p>
          </table:table-cell>
          <table:table-cell table:style-name="Таблица3.A1" office:value-type="string">
            <text:p text:style-name="P29"/>
          </table:table-cell>
          <table:table-cell table:style-name="Таблица3.A1" office:value-type="string">
            <text:p text:style-name="P29"/>
          </table:table-cell>
        </table:table-row>
      </table:table>
      <text:p text:style-name="P37"/>
      <text:p text:style-name="P37">Функция отвечает за ввод данных в таблицу (один вызов функции добавляет в таблицу одну строку).</text:p>
      <text:p text:style-name="P37"/>
      <text:p text:style-name="P39">Аргументы:</text:p>
      <table:table table:name="Таблица4" table:style-name="Таблица4">
        <table:table-column table:style-name="Таблица4.A"/>
        <table:table-column table:style-name="Таблица4.B"/>
        <table:table-row>
          <table:table-cell table:style-name="Таблица4.A1" office:value-type="string">
            <text:p text:style-name="P27">td</text:p>
          </table:table-cell>
          <table:table-cell table:style-name="Таблица4.A1" office:value-type="string">
            <text:p text:style-name="P28">Указатель, возращаемый функцией tioTableBegin.</text:p>
          </table:table-cell>
        </table:table-row>
        <table:table-row>
          <table:table-cell table:style-name="Таблица4.A1" office:value-type="string">
            <text:p text:style-name="P27">...</text:p>
          </table:table-cell>
          <table:table-cell table:style-name="Таблица4.A1" office:value-type="string">
            <text:p text:style-name="P28">Данные, которые нужно занести в очередную строку таблицы.</text:p>
          </table:table-cell>
        </table:table-row>
      </table:table>
      <text:p text:style-name="P38"/>
      <text:p text:style-name="P38">Возвращает:</text:p>
      <text:p text:style-name="P45">В случае успешного выполнения функция возращает указатель на void*, по которому размещаются данные таблицы. В противнов случае NULL.</text:p>
      <text:p text:style-name="P42"/>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B"/>
        <table:table-column table:style-name="Таблица5.F"/>
        <table:table-row>
          <table:table-cell table:style-name="Таблица5.A1" office:value-type="string">
            <text:p text:style-name="P40"><text:span text:style-name="T20">int </text:span><text:span text:style-name="T8">tioTableEnd</text:span></text:p>
          </table:table-cell>
          <table:table-cell table:style-name="Таблица5.A1" office:value-type="string">
            <text:p text:style-name="P28">(</text:p>
          </table:table-cell>
          <table:table-cell table:style-name="Таблица5.A1" office:value-type="string">
            <text:p text:style-name="P28">void * </text:p>
          </table:table-cell>
          <table:table-cell table:style-name="Таблица5.A1" office:value-type="string">
            <text:p text:style-name="Table_20_Contents"><text:span text:style-name="Emphasis"><text:span text:style-name="T11">td</text:span></text:span></text:p>
          </table:table-cell>
          <table:table-cell table:style-name="Таблица5.A1" office:value-type="string">
            <text:p text:style-name="P28">)</text:p>
          </table:table-cell>
          <table:table-cell table:style-name="Таблица5.A1" office:value-type="string">
            <text:p text:style-name="P29"/>
          </table:table-cell>
        </table:table-row>
      </table:table>
      <text:p text:style-name="P36"/>
      <text:p text:style-name="P36">Функция отвечает за вывод таблицы.</text:p>
      <text:p text:style-name="P38">Аргументы:</text:p>
      <table:table table:name="Таблица6" table:style-name="Таблица6">
        <table:table-column table:style-name="Таблица6.A"/>
        <table:table-column table:style-name="Таблица6.B"/>
        <table:table-row>
          <table:table-cell table:style-name="Таблица6.A1" office:value-type="string">
            <text:p text:style-name="P27">td</text:p>
          </table:table-cell>
          <table:table-cell table:style-name="Таблица6.A1" office:value-type="string">
            <text:p text:style-name="P28">Указатель, возращаемый функцией tioTableRecord.</text:p>
          </table:table-cell>
        </table:table-row>
      </table:table>
      <text:p text:style-name="P38"/>
      <text:p text:style-name="P38">Возвращает:</text:p>
      <text:p text:style-name="P44">0 в случае успешного завершения. 1 в случае ошибки.</text:p>
      <text:p text:style-name="P43">КОД ЭТОГО СЕМЕЙСТВА ФУНКЦИЙ</text:p>
      <text:p text:style-name="P31">#include &lt;stdio.h&gt; </text:p>
      <text:p text:style-name="P31">#include &lt;string.h&gt; </text:p>
      <text:p text:style-name="P31">#include &lt;stdlib.h&gt; </text:p>
      <text:p text:style-name="P31">#include &lt;stdarg.h&gt; </text:p>
      <text:p text:style-name="P31"/>
      <text:p text:style-name="P31">#include &lt;tiotb.h&gt; <text:s text:c="9"/>/*My header*/ </text:p>
      <text:p text:style-name="P31"/>
      <text:p text:style-name="P31">/*Table initialization*/ </text:p>
      <text:p text:style-name="P31">void* tioTableBegin( const char* format, <text:s/>... ) </text:p>
      <text:p text:style-name="P31">{ </text:p>
      <text:p text:style-name="P31"><text:s text:c="4"/>va_list ap; </text:p>
      <text:p text:style-name="P31"><text:s text:c="4"/>int i; </text:p>
      <text:p text:style-name="P31"><text:s text:c="4"/>int jj; </text:p>
      <text:p text:style-name="P31"><text:soft-page-break/><text:s text:c="4"/>int j; </text:p>
      <text:p text:style-name="P31"><text:s text:c="4"/>struct inform *datTab; </text:p>
      <text:p text:style-name="P31"><text:s text:c="4"/>void *extPointer; </text:p>
      <text:p text:style-name="P31"/>
      <text:p text:style-name="P31"><text:s text:c="4"/>va_start( ap, format ); </text:p>
      <text:p text:style-name="P31"/>
      <text:p text:style-name="P31"><text:s text:c="4"/>/*Allocating memory for datTab structure*/ </text:p>
      <text:p text:style-name="P31"><text:s text:c="4"/>if( (datTab = (struct inform*) calloc( 1, sizeof(struct inform)) ) == NULL ) </text:p>
      <text:p text:style-name="P31"><text:s text:c="4"/>{ </text:p>
      <text:p text:style-name="P31"><text:s text:c="8"/>fprintf( stderr, "\nError \n" ); </text:p>
      <text:p text:style-name="P31"><text:s text:c="8"/>return NULL; </text:p>
      <text:p text:style-name="P31"><text:s text:c="4"/>} </text:p>
      <text:p text:style-name="P31"/>
      <text:p text:style-name="P31"><text:s text:c="4"/>/*Count the number of columns in a table and calculate the maximum length of the column.*/ </text:p>
      <text:p text:style-name="P31"><text:s text:c="4"/>for( i = 0; format[i] != '\n'; ++i ) </text:p>
      <text:p text:style-name="P31"><text:s text:c="4"/>{ </text:p>
      <text:p text:style-name="P31"><text:s text:c="7"/>++ datTab-&gt;countLetter; </text:p>
      <text:p text:style-name="P31"><text:s text:c="8"/>if( (format[i] == '&amp;') &amp;&amp; (format[i+1]) != '&amp;') </text:p>
      <text:p text:style-name="P31"><text:s text:c="12"/>++ datTab-&gt;countColum; </text:p>
      <text:p text:style-name="P31"><text:s text:c="4"/>} </text:p>
      <text:p text:style-name="P31"/>
      <text:p text:style-name="P31"><text:s text:c="4"/>printf("Count of letter %d.\nCount of colum %d.\n", datTab-&gt;countLetter, </text:p>
      <text:p text:style-name="P31"><text:s text:c="12"/>datTab-&gt;countColum ); </text:p>
      <text:p text:style-name="P31"/>
      <text:p text:style-name="P31"><text:s text:c="4"/>/*Allocating memory for cap*/ </text:p>
      <text:p text:style-name="P31"><text:s text:c="4"/>if( (datTab-&gt;cap = (char**) calloc(datTab-&gt;countColum , sizeof(char*))) != NULL ) </text:p>
      <text:p text:style-name="P31"><text:s text:c="4"/>{ </text:p>
      <text:p text:style-name="P31"><text:s text:c="8"/>for( i = 0; i &lt; datTab-&gt;countColum ; ++ i) </text:p>
      <text:p text:style-name="P31"><text:s text:c="8"/>{ </text:p>
      <text:p text:style-name="P31"><text:s text:c="12"/>if( (datTab-&gt;cap[i] = (char*) calloc(datTab-&gt;countLetter, sizeof(char))) == NULL ) </text:p>
      <text:p text:style-name="P31"><text:s text:c="12"/>{ </text:p>
      <text:p text:style-name="P31"><text:s text:c="16"/>printf(" error datTab-&gt;cap[%d][]\n",i); </text:p>
      <text:p text:style-name="P31"><text:s text:c="16"/>return NULL; </text:p>
      <text:p text:style-name="P31"><text:s text:c="12"/>} </text:p>
      <text:p text:style-name="P31"><text:s text:c="8"/>} </text:p>
      <text:p text:style-name="P31"><text:s text:c="4"/>} </text:p>
      <text:p text:style-name="P31"><text:s text:c="4"/>else </text:p>
      <text:p text:style-name="P31"><text:s text:c="4"/>{ </text:p>
      <text:p text:style-name="P31"><text:s text:c="8"/>printf("\nerror\n"); </text:p>
      <text:p text:style-name="P31"><text:s text:c="8"/>return NULL; </text:p>
      <text:p text:style-name="P31"><text:s text:c="4"/>} </text:p>
      <text:p text:style-name="P31"/>
      <text:p text:style-name="P31"/>
      <text:p text:style-name="P31"><text:s text:c="4"/>/*Allocating memory for datTab-&gt;bufType*/ </text:p>
      <text:p text:style-name="P31"><text:s text:c="4"/>if( (datTab-&gt;bufType = (int*) calloc(datTab-&gt;countColum, sizeof(int))) == NULL ) </text:p>
      <text:p text:style-name="P31"><text:s text:c="4"/>{ </text:p>
      <text:p text:style-name="P31"><text:s text:c="8"/>printf("\nerror *datTab-&gt;bufType\n"); </text:p>
      <text:p text:style-name="P31"><text:s text:c="8"/>return NULL; </text:p>
      <text:p text:style-name="P31"><text:s text:c="4"/>} </text:p>
      <text:p text:style-name="P31"/>
      <text:p text:style-name="P31"><text:s text:c="4"/>printf("\n"); </text:p>
      <text:p text:style-name="P31"/>
      <text:p text:style-name="P31"><text:s text:c="4"/>/*Allocating memory for pointer to the head of list*/ </text:p>
      <text:p text:style-name="P31"><text:s text:c="4"/>if( (datTab-&gt;head = (cl *) malloc( sizeof(cl))) == NULL ) </text:p>
      <text:p text:style-name="P31"><text:s text:c="4"/>{ </text:p>
      <text:p text:style-name="P31"><text:s text:c="8"/>printf("\nError ptr\n"); </text:p>
      <text:p text:style-name="P31"><text:s text:c="8"/>return NULL; </text:p>
      <text:p text:style-name="P31"><text:s text:c="4"/>} </text:p>
      <text:p text:style-name="P31"/>
      <text:p text:style-name="P31"><text:s text:c="4"/>datTab-&gt;ptr = datTab-&gt;head; </text:p>
      <text:p text:style-name="P31"><text:s text:c="4"/>datTab-&gt;ptr-&gt;n = NULL; </text:p>
      <text:p text:style-name="P31"/>
      <text:p text:style-name="P31"><text:soft-page-break/><text:s text:c="4"/>/*Allocating memory for ptr-&gt;s*/ <text:s text:c="3"/></text:p>
      <text:p text:style-name="P31"><text:s text:c="4"/>if( (datTab-&gt;ptr-&gt;s = (void **) calloc(datTab-&gt;countColum, sizeof(void *))) == NULL ) </text:p>
      <text:p text:style-name="P31"><text:s text:c="4"/>{ </text:p>
      <text:p text:style-name="P31"><text:s text:c="8"/>printf("\nError ptr-&gt;s\n"); </text:p>
      <text:p text:style-name="P31"><text:s text:c="8"/>return NULL; </text:p>
      <text:p text:style-name="P31"><text:s text:c="4"/>} </text:p>
      <text:p text:style-name="P31"/>
      <text:p text:style-name="P31"><text:s text:c="4"/>/*Writing data types to the buffer*/ </text:p>
      <text:p text:style-name="P31"><text:s text:c="4"/>printf ("Data types: "); </text:p>
      <text:p text:style-name="P31"><text:s text:c="4"/>for ( i = 0; i &lt; datTab-&gt;countColum; ++ i ) </text:p>
      <text:p text:style-name="P31"><text:s text:c="4"/>{ </text:p>
      <text:p text:style-name="P31"><text:s text:c="8"/>datTab-&gt;bufType[i] = va_arg(ap, int); </text:p>
      <text:p text:style-name="P31"><text:s text:c="8"/>printf("%i", datTab-&gt;bufType[i]); </text:p>
      <text:p text:style-name="P31"><text:s text:c="4"/>} </text:p>
      <text:p text:style-name="P31"/>
      <text:p text:style-name="P31"><text:s text:c="4"/>printf("\n"); </text:p>
      <text:p text:style-name="P31"/>
      <text:p text:style-name="P31"><text:s text:c="4"/>/*Определяем имена колонок*/ </text:p>
      <text:p text:style-name="P31"><text:s text:c="4"/>jj = 0; </text:p>
      <text:p text:style-name="P31"><text:s text:c="4"/>for ( i = 0; i &lt; datTab-&gt;countColum; ++ i ) </text:p>
      <text:p text:style-name="P31"><text:s text:c="4"/>{ </text:p>
      <text:p text:style-name="P31"><text:s text:c="8"/>j = 0; </text:p>
      <text:p text:style-name="P31"><text:s text:c="8"/>while( (format[jj] != '&amp;') &amp;&amp; (format[jj] != '\n') ) </text:p>
      <text:p text:style-name="P31"><text:s text:c="8"/>{ </text:p>
      <text:p text:style-name="P31"><text:s text:c="12"/>datTab-&gt;cap[i][j] = format[jj]; </text:p>
      <text:p text:style-name="P31"><text:s text:c="12"/>if ( (format[jj+1] == '&amp;') &amp;&amp; (format[jj+2] == '&amp;') <text:s/>) </text:p>
      <text:p text:style-name="P31"><text:s text:c="12"/>{ </text:p>
      <text:p text:style-name="P31"><text:s text:c="16"/>datTab-&gt;cap[i][j+1] = '&amp;'; </text:p>
      <text:p text:style-name="P31"><text:s text:c="16"/>++j; </text:p>
      <text:p text:style-name="P31"><text:s text:c="16"/>jj = jj + 2; </text:p>
      <text:p text:style-name="P31"><text:s text:c="12"/>} </text:p>
      <text:p text:style-name="P31"><text:s text:c="12"/>++j; </text:p>
      <text:p text:style-name="P31"><text:s text:c="12"/>++jj; </text:p>
      <text:p text:style-name="P31"><text:s text:c="8"/>} </text:p>
      <text:p text:style-name="P31"><text:s text:c="8"/>++jj; </text:p>
      <text:p text:style-name="P31"><text:s text:c="4"/>} </text:p>
      <text:p text:style-name="P31"><text:s text:c="4"/>/* Вывод на экран содержимое datTab.cap[i][j], в котором содержатся названия колонок */ </text:p>
      <text:p text:style-name="P31"><text:s text:c="4"/>for( i = 0; i &lt; datTab-&gt;countColum; ++i ) </text:p>
      <text:p text:style-name="P31"><text:s text:c="4"/>{ </text:p>
      <text:p text:style-name="P31"><text:s text:c="8"/>printf("%s", datTab-&gt;cap[i]); </text:p>
      <text:p text:style-name="P31"><text:s text:c="8"/>printf("\n"); </text:p>
      <text:p text:style-name="P31"><text:s text:c="4"/>} </text:p>
      <text:p text:style-name="P31"/>
      <text:p text:style-name="P31"><text:s text:c="4"/>va_end( ap ); </text:p>
      <text:p text:style-name="P31"/>
      <text:p text:style-name="P31"><text:s text:c="4"/>extPointer = (void *) datTab; </text:p>
      <text:p text:style-name="P31"><text:s text:c="4"/>return extPointer; </text:p>
      <text:p text:style-name="P31">} </text:p>
      <text:p text:style-name="P6"/>
      <text:p text:style-name="P31">void *tioTableRecord( void *td, int num, ... <text:s/>) </text:p>
      <text:p text:style-name="P31">{ </text:p>
      <text:p text:style-name="P31"><text:s text:c="4"/>va_list ap; </text:p>
      <text:p text:style-name="P31"><text:s text:c="4"/>struct inform *datTab; </text:p>
      <text:p text:style-name="P31"><text:s text:c="4"/>int i; </text:p>
      <text:p text:style-name="P31"><text:s text:c="4"/>char ch; </text:p>
      <text:p text:style-name="P31"><text:s text:c="4"/>double dbd; </text:p>
      <text:p text:style-name="P31"><text:s text:c="4"/>long ln; </text:p>
      <text:p text:style-name="P31"><text:s text:c="4"/>char* strn; </text:p>
      <text:p text:style-name="P31"><text:s text:c="4"/>void *extPointer; </text:p>
      <text:p text:style-name="P31"/>
      <text:p text:style-name="P31"/>
      <text:p text:style-name="P31"><text:s text:c="4"/>va_start( ap, num ); </text:p>
      <text:p text:style-name="P31"><text:s text:c="4"/></text:p>
      <text:p text:style-name="P31"><text:s text:c="4"/>datTab = (struct inform *) td; </text:p>
      <text:p text:style-name="P31"><text:s text:c="4"/>for( i = 0; i &lt; datTab-&gt;countColum; ++ i ) </text:p>
      <text:p text:style-name="P31"><text:s text:c="4"/>{ </text:p>
      <text:p text:style-name="P31"><text:s text:c="8"/></text:p>
      <text:p text:style-name="P31"><text:s text:c="8"/>switch( datTab-&gt;bufType[i] ) </text:p>
      <text:p text:style-name="P31"><text:s text:c="8"/>{ </text:p>
      <text:p text:style-name="P31"><text:s text:c="8"/>case 1: </text:p>
      <text:p text:style-name="P31"><text:s text:c="12"/>ch = (char) va_arg( ap, int); </text:p>
      <text:p text:style-name="P31"><text:s text:c="12"/>datTab-&gt;ptr-&gt;s[i] = calloc(1, sizeof(char)); </text:p>
      <text:p text:style-name="P31"><text:s text:c="12"/>*(char *)datTab-&gt;ptr-&gt;s[i] = <text:s/>ch; </text:p>
      <text:p text:style-name="P31"><text:s text:c="12"/>printf("char %c /added\n", *(char *)datTab-&gt;ptr-&gt;s[i]); </text:p>
      <text:p text:style-name="P31"><text:s text:c="12"/>break; </text:p>
      <text:p text:style-name="P31"><text:s text:c="8"/>case 2: </text:p>
      <text:p text:style-name="P31"><text:s text:c="12"/>dbd = <text:s/>va_arg( ap, double); </text:p>
      <text:p text:style-name="P31"/>
      <text:p text:style-name="P31"><text:s text:c="12"/>datTab-&gt;ptr-&gt;s[i] = malloc(sizeof(double)); </text:p>
      <text:p text:style-name="P31"><text:s text:c="12"/>*(double *)datTab-&gt;ptr-&gt;s[i] = dbd; </text:p>
      <text:p text:style-name="P31"><text:s text:c="12"/>printf("double %f /added\n", *(double *)datTab-&gt;ptr-&gt;s[i]); </text:p>
      <text:p text:style-name="P31"/>
      <text:p text:style-name="P31"><text:s text:c="12"/>break; </text:p>
      <text:p text:style-name="P31"><text:s text:c="8"/>case 3: </text:p>
      <text:p text:style-name="P31"><text:s text:c="12"/>ln = <text:s/>va_arg( ap, long); </text:p>
      <text:p text:style-name="P31"><text:s text:c="12"/>datTab-&gt;ptr-&gt;s[i] = calloc(1, sizeof(long)); </text:p>
      <text:p text:style-name="P31"><text:s text:c="12"/>*(long *)datTab-&gt;ptr-&gt;s[i] = ln; </text:p>
      <text:p text:style-name="P31"><text:s text:c="12"/>printf("long %ld /added\n", *(long *)datTab-&gt;ptr-&gt;s[i]); </text:p>
      <text:p text:style-name="P31"><text:s text:c="12"/>break; </text:p>
      <text:p text:style-name="P31"><text:s text:c="8"/>case 4: </text:p>
      <text:p text:style-name="P31"><text:s text:c="12"/>strn = va_arg( ap, char *); </text:p>
      <text:p text:style-name="P31"><text:s text:c="12"/>datTab-&gt;ptr-&gt;s[i]=(char *)calloc(strlen(strn) + 1, sizeof(char)); <text:s/></text:p>
      <text:p text:style-name="P31"><text:s text:c="12"/>strcpy ((char *)datTab-&gt;ptr-&gt;s[i],strn); </text:p>
      <text:p text:style-name="P31"><text:s text:c="12"/>printf("string %s /added\n", <text:s/>(char *) datTab-&gt;ptr-&gt;s[i]); </text:p>
      <text:p text:style-name="P31"><text:s text:c="12"/>break; </text:p>
      <text:p text:style-name="P31"><text:s text:c="8"/>default: </text:p>
      <text:p text:style-name="P31"><text:s text:c="12"/>printf("Неправельный параметр функции tioTableRecord!\n"); </text:p>
      <text:p text:style-name="P31"><text:s text:c="12"/>return NULL; </text:p>
      <text:p text:style-name="P31"><text:s text:c="8"/>} </text:p>
      <text:p text:style-name="P31"><text:s text:c="4"/>} </text:p>
      <text:p text:style-name="P31"/>
      <text:p text:style-name="P31"/>
      <text:p text:style-name="P31"><text:s text:c="4"/>/*Выделение памяти для указателя на голову списка*/ </text:p>
      <text:p text:style-name="P31"><text:s text:c="4"/>if( (datTab-&gt;ptr-&gt;n = (cl*) malloc(sizeof(cl))) == NULL ) </text:p>
      <text:p text:style-name="P31"><text:s text:c="4"/>{ </text:p>
      <text:p text:style-name="P31"><text:s text:c="8"/>printf("Error\n"); </text:p>
      <text:p text:style-name="P31"><text:s text:c="8"/>return NULL; </text:p>
      <text:p text:style-name="P31"><text:s text:c="4"/>} </text:p>
      <text:p text:style-name="P31"><text:s text:c="4"/>datTab-&gt;ptr = datTab-&gt;ptr-&gt;n; </text:p>
      <text:p text:style-name="P31"><text:s text:c="4"/>datTab-&gt;ptr-&gt;n = NULL; </text:p>
      <text:p text:style-name="P31"/>
      <text:p text:style-name="P31"><text:s text:c="4"/>/*Выделяем память для указателя ptr-&gt;s*/ </text:p>
      <text:p text:style-name="P31"><text:s text:c="4"/>if( (datTab-&gt;ptr-&gt;s = (void **) calloc(datTab-&gt;countColum, sizeof(void *))) == NULL ) </text:p>
      <text:p text:style-name="P31"><text:soft-page-break/><text:s text:c="4"/>{ </text:p>
      <text:p text:style-name="P31"><text:s text:c="8"/>printf("\nError ptr-&gt;s\n"); </text:p>
      <text:p text:style-name="P31"><text:s text:c="8"/>return NULL; </text:p>
      <text:p text:style-name="P31"><text:s text:c="4"/>} </text:p>
      <text:p text:style-name="P31"/>
      <text:p text:style-name="P31"><text:s text:c="3"/>va_end(ap); </text:p>
      <text:p text:style-name="P31"/>
      <text:p text:style-name="P31"><text:s text:c="4"/>extPointer = (void *) datTab; </text:p>
      <text:p text:style-name="P31"/>
      <text:p text:style-name="P31"><text:s text:c="4"/>return extPointer; </text:p>
      <text:p text:style-name="P31"/>
      <text:p text:style-name="P31">} </text:p>
      <text:p text:style-name="P31"/>
      <text:p text:style-name="P31">/*Table row*/ </text:p>
      <text:p text:style-name="P31">int tabRow( void **strings, int *bufType, int countColum, int lenColCon ) </text:p>
      <text:p text:style-name="P31">{ </text:p>
      <text:p text:style-name="P31"><text:s text:c="4"/>char ***data; <text:s text:c="18"/>/*Pointer of the table's data*/ </text:p>
      <text:p text:style-name="P31"><text:s text:c="4"/>int *colStr; <text:s text:c="19"/>/*Array of extra lines*/ </text:p>
      <text:p text:style-name="P31"><text:s text:c="4"/>int i; </text:p>
      <text:p text:style-name="P31"><text:s text:c="4"/>int j; </text:p>
      <text:p text:style-name="P31"><text:s text:c="4"/>int max = 0; </text:p>
      <text:p text:style-name="P31"><text:s text:c="4"/>int extraCounter; <text:s text:c="14"/>/*Extra lines counter*/ </text:p>
      <text:p text:style-name="P31"><text:s text:c="4"/>int offset; <text:s text:c="20"/>/*Offset counter*/ </text:p>
      <text:p text:style-name="P31"><text:s text:c="4"/>int strCounter; </text:p>
      <text:p text:style-name="P31"/>
      <text:p text:style-name="P31"><text:s text:c="4"/>/*Allocating memory for colStr*/ </text:p>
      <text:p text:style-name="P31"><text:s text:c="4"/>if( (colStr = (int *) malloc(countColum * sizeof(int))) == NULL ) </text:p>
      <text:p text:style-name="P31"><text:s text:c="4"/>{ </text:p>
      <text:p text:style-name="P31"><text:s text:c="8"/>printf("ERROR!"); </text:p>
      <text:p text:style-name="P31"><text:s text:c="8"/>exit(EXIT_FAILURE); </text:p>
      <text:p text:style-name="P31"><text:s text:c="4"/>} </text:p>
      <text:p text:style-name="P31"/>
      <text:p text:style-name="P31"><text:s text:c="4"/>/*Calculation number of extra lines of the array*/ </text:p>
      <text:p text:style-name="P31"><text:s text:c="4"/>for( i = 0; i &lt; countColum; ++ i ) </text:p>
      <text:p text:style-name="P31"><text:s text:c="4"/>{ </text:p>
      <text:p text:style-name="P31"><text:s text:c="8"/>colStr[i] = strlen( (char *)strings[i] ) / lenColCon; </text:p>
      <text:p text:style-name="P31"><text:s text:c="8"/>if(max &lt; colStr[i]) </text:p>
      <text:p text:style-name="P31"><text:s text:c="12"/>max = colStr[i]; </text:p>
      <text:p text:style-name="P31"><text:s text:c="4"/>} </text:p>
      <text:p text:style-name="P31"/>
      <text:p text:style-name="P31"><text:s text:c="4"/>/*Allocating memory for data*/ </text:p>
      <text:p text:style-name="P31"><text:s text:c="4"/>if((data = (char ***) malloc (countColum * sizeof(char **))) == NULL) </text:p>
      <text:p text:style-name="P31"><text:s text:c="4"/>{ </text:p>
      <text:p text:style-name="P31"><text:s text:c="8"/>printf("ERROR!\n"); </text:p>
      <text:p text:style-name="P31"><text:s text:c="8"/>exit(EXIT_FAILURE); </text:p>
      <text:p text:style-name="P31"><text:s text:c="4"/>} </text:p>
      <text:p text:style-name="P31"><text:s text:c="4"/>for( i = 0; i &lt; countColum; ++ i ) </text:p>
      <text:p text:style-name="P31"><text:s text:c="4"/>{ </text:p>
      <text:p text:style-name="P31"><text:s text:c="8"/>if((data[i] = (char **) malloc ((max + 1) * sizeof(char *))) == NULL) </text:p>
      <text:p text:style-name="P31"><text:s text:c="8"/>{ </text:p>
      <text:p text:style-name="P31"><text:s text:c="12"/>printf("ERROR!\n"); </text:p>
      <text:p text:style-name="P31"><text:s text:c="12"/>exit(EXIT_FAILURE); </text:p>
      <text:p text:style-name="P31"><text:s text:c="8"/>} <text:s text:c="6"/></text:p>
      <text:p text:style-name="P31"><text:s text:c="8"/>else </text:p>
      <text:p text:style-name="P31"><text:s text:c="8"/>{ </text:p>
      <text:p text:style-name="P31"><text:s text:c="12"/>for (j = 0; j &lt; (max + 1); ++ j) </text:p>
      <text:p text:style-name="P31"><text:s text:c="12"/>{ </text:p>
      <text:p text:style-name="P31"><text:s text:c="16"/>if((data[i][j] = (char *) malloc (lenColCon * sizeof(char))) == NULL) </text:p>
      <text:p text:style-name="P31"><text:s text:c="16"/>{ </text:p>
      <text:p text:style-name="P31"><text:s text:c="20"/>printf("ERROR!\n"); </text:p>
      <text:p text:style-name="P31"><text:s text:c="20"/>exit(EXIT_FAILURE); </text:p>
      <text:p text:style-name="P31"><text:s text:c="16"/>} </text:p>
      <text:p text:style-name="P31"><text:s text:c="12"/>} </text:p>
      <text:p text:style-name="P31"><text:s text:c="8"/>} </text:p>
      <text:p text:style-name="P31"><text:s text:c="4"/>} </text:p>
      <text:p text:style-name="P31"><text:soft-page-break/></text:p>
      <text:p text:style-name="P31"><text:s text:c="4"/>/*Partition line*/ </text:p>
      <text:p text:style-name="P31"><text:s text:c="4"/>for(i = 0; i &lt; countColum; ++ i) </text:p>
      <text:p text:style-name="P31"><text:s text:c="4"/>{ </text:p>
      <text:p text:style-name="P31"><text:s text:c="8"/>switch( bufType[i] ) </text:p>
      <text:p text:style-name="P31"><text:s text:c="8"/>{ </text:p>
      <text:p text:style-name="P31"><text:s text:c="8"/>case 1: </text:p>
      <text:p text:style-name="P31"><text:s text:c="12"/>sprintf( data[i][0], "%c",*(char *) strings[i]); </text:p>
      <text:p text:style-name="P31"><text:s text:c="12"/>offset = strlen(data[i][0]); </text:p>
      <text:p text:style-name="P31"><text:s text:c="12"/>/*Insert spaces*/ </text:p>
      <text:p text:style-name="P31"><text:s text:c="12"/>for( offset; offset &lt; (lenColCon - 1); ++ offset) </text:p>
      <text:p text:style-name="P31"><text:s text:c="16"/>data[i][0][offset] = ' '; </text:p>
      <text:p text:style-name="P31"><text:s text:c="12"/>/*Insert spaces*/ </text:p>
      <text:p text:style-name="P31"><text:s text:c="12"/>for(extraCounter = 1; extraCounter &lt; (max + 1); ++ extraCounter) </text:p>
      <text:p text:style-name="P31"><text:s text:c="16"/>for( offset = 0; offset &lt; (lenColCon - 1); ++ offset ) </text:p>
      <text:p text:style-name="P31"><text:s text:c="20"/>data[i][extraCounter][offset] = ' '; <text:s text:c="10"/></text:p>
      <text:p text:style-name="P31"><text:s text:c="12"/>break; </text:p>
      <text:p text:style-name="P31"><text:s text:c="8"/>case 2: </text:p>
      <text:p text:style-name="P31"><text:s text:c="12"/>sprintf( data[i][0], "%.2f",*(double *) strings[i]); </text:p>
      <text:p text:style-name="P31"><text:s text:c="12"/>offset = strlen(data[i][0]); </text:p>
      <text:p text:style-name="P31"><text:s text:c="12"/>/*Insert spaces*/ </text:p>
      <text:p text:style-name="P31"><text:s text:c="12"/>for( offset; offset &lt; (lenColCon - 1); ++ offset) </text:p>
      <text:p text:style-name="P31"><text:s text:c="16"/>data[i][0][offset] = ' '; </text:p>
      <text:p text:style-name="P31"><text:s text:c="12"/>/*Insert spaces*/ </text:p>
      <text:p text:style-name="P31"><text:s text:c="12"/>for(extraCounter = 1; extraCounter &lt; (max + 1); ++ extraCounter) </text:p>
      <text:p text:style-name="P31"><text:s text:c="16"/>for( offset = 0; offset &lt; (lenColCon - 1); ++ offset ) </text:p>
      <text:p text:style-name="P31"><text:s text:c="20"/>data[i][extraCounter][offset] = ' '; </text:p>
      <text:p text:style-name="P31"><text:s text:c="12"/>/*printf("90 string in End = %s\n", (char*)strings[3]);*/ </text:p>
      <text:p text:style-name="P31"><text:s text:c="12"/>break; </text:p>
      <text:p text:style-name="P31"><text:s text:c="8"/>case 3: </text:p>
      <text:p text:style-name="P31"><text:s text:c="12"/>sprintf( data[i][0], "%ld",*(long *) strings[i]); </text:p>
      <text:p text:style-name="P31"><text:s text:c="12"/>offset = strlen(data[i][0]); </text:p>
      <text:p text:style-name="P31"><text:s text:c="12"/>/*Insert spaces*/ </text:p>
      <text:p text:style-name="P31"><text:s text:c="12"/>for( offset; offset &lt; (lenColCon - 1); ++ offset) </text:p>
      <text:p text:style-name="P31"><text:s text:c="16"/>data[i][0][offset] = ' '; </text:p>
      <text:p text:style-name="P31"><text:s text:c="12"/>/*Insert spaces*/ </text:p>
      <text:p text:style-name="P31"><text:s text:c="12"/>for(extraCounter = 1; extraCounter &lt; (max + 1); ++ extraCounter) </text:p>
      <text:p text:style-name="P31"><text:s text:c="16"/>for( offset = 0; offset &lt; (lenColCon - 1); ++ offset ) </text:p>
      <text:p text:style-name="P31"><text:s text:c="20"/>data[i][extraCounter][offset] = ' '; </text:p>
      <text:p text:style-name="P31"><text:s text:c="12"/>break; </text:p>
      <text:p text:style-name="P31"><text:s text:c="8"/>case 4: </text:p>
      <text:p text:style-name="P31"><text:s text:c="12"/>for( extraCounter = 0; extraCounter &lt;= colStr[i]; ++ extraCounter ) </text:p>
      <text:p text:style-name="P31"><text:s text:c="12"/>{ </text:p>
      <text:p text:style-name="P31"><text:s text:c="16"/>j = extraCounter * (lenColCon - 1); </text:p>
      <text:p text:style-name="P31"><text:s text:c="16"/>for( offset = 0; </text:p>
      <text:p text:style-name="P31"><text:s text:c="24"/>((offset != (lenColCon - 1)) &amp;&amp; (((char *)strings[i])[j] != '\0' )); ++ offset, ++ j) </text:p>
      <text:p text:style-name="P31"><text:s text:c="16"/>{ </text:p>
      <text:p text:style-name="P31"><text:s text:c="20"/>data[i][extraCounter][offset] = ((char *)strings[i])[j]; </text:p>
      <text:p text:style-name="P31"><text:s text:c="16"/>} </text:p>
      <text:p text:style-name="P31"><text:s text:c="16"/>/*Insert spaces*/ </text:p>
      <text:p text:style-name="P31"><text:s text:c="16"/>for( offset; offset &lt; (lenColCon - 1); ++ offset) </text:p>
      <text:p text:style-name="P31"><text:s text:c="20"/>data[i][extraCounter][offset] = ' '; </text:p>
      <text:p text:style-name="P31"><text:s text:c="12"/>} </text:p>
      <text:p text:style-name="P31"><text:s text:c="12"/>/*Insert spaces*/ </text:p>
      <text:p text:style-name="P31"><text:s text:c="12"/>for(extraCounter = colStr[i] + 1; extraCounter &lt; (max + 1); ++ extraCounter ) </text:p>
      <text:p text:style-name="P31"><text:s text:c="16"/>for( offset = 0; offset &lt; (lenColCon - 1); ++ offset ) </text:p>
      <text:p text:style-name="P31"><text:s text:c="20"/>data[i][extraCounter][offset] = ' '; </text:p>
      <text:p text:style-name="P31"><text:s text:c="12"/>break; </text:p>
      <text:p text:style-name="P31"><text:s text:c="8"/>default: </text:p>
      <text:p text:style-name="P31"><text:s text:c="12"/>printf("ERROR!"); </text:p>
      <text:p text:style-name="P31"><text:s text:c="12"/>exit(EXIT_FAILURE); </text:p>
      <text:p text:style-name="P31"><text:s text:c="8"/>} </text:p>
      <text:p text:style-name="P31"><text:s text:c="8"/></text:p>
      <text:p text:style-name="P31"><text:s text:c="4"/></text:p>
      <text:p text:style-name="P31"><text:soft-page-break/><text:s text:c="4"/>} </text:p>
      <text:p text:style-name="P31"/>
      <text:p text:style-name="P31"><text:s text:c="4"/>/*Print row*/ </text:p>
      <text:p text:style-name="P31"><text:s text:c="8"/>for( strCounter = 0; strCounter &lt; (max + 1); ++ strCounter <text:s/>) </text:p>
      <text:p text:style-name="P31"><text:s text:c="8"/>{ </text:p>
      <text:p text:style-name="P31"><text:s text:c="12"/>for( i = 0; i &lt; countColum; ++ i ) </text:p>
      <text:p text:style-name="P31"><text:s text:c="16"/>printf("|%s", data[i][strCounter]); <text:s text:c="3"/></text:p>
      <text:p text:style-name="P31"><text:s text:c="12"/>printf("|\n"); </text:p>
      <text:p text:style-name="P31"><text:s text:c="8"/>} </text:p>
      <text:p text:style-name="P31"/>
      <text:p text:style-name="P31"><text:s text:c="4"/>/*FREE */ </text:p>
      <text:p text:style-name="P31"><text:s text:c="4"/>for( i = 0; i &lt; countColum; ++ i ) </text:p>
      <text:p text:style-name="P31"><text:s text:c="4"/>{ </text:p>
      <text:p text:style-name="P31"><text:s text:c="8"/>for( j = 0; j &lt; colStr[i]; ++ j ) </text:p>
      <text:p text:style-name="P31"><text:s text:c="8"/>{ </text:p>
      <text:p text:style-name="P31"><text:s text:c="12"/>free(data[i][j]); </text:p>
      <text:p text:style-name="P31"><text:s text:c="8"/>} </text:p>
      <text:p text:style-name="P31"><text:s text:c="8"/>free(data[i]); </text:p>
      <text:p text:style-name="P31"><text:s text:c="4"/>} </text:p>
      <text:p text:style-name="P31"><text:s text:c="4"/>free(data); </text:p>
      <text:p text:style-name="P31"/>
      <text:p text:style-name="P31"><text:s text:c="4"/>free(colStr); </text:p>
      <text:p text:style-name="P31"><text:s text:c="4"/></text:p>
      <text:p text:style-name="P31"><text:s text:c="4"/>return 0; </text:p>
      <text:p text:style-name="P31"/>
      <text:p text:style-name="P31">} </text:p>
      <text:p text:style-name="P31"/>
      <text:p text:style-name="P31">/*Display cap*/ </text:p>
      <text:p text:style-name="P31">int capMap( int countColum, char **cap, int lenColCon ) </text:p>
      <text:p text:style-name="P31">{ </text:p>
      <text:p text:style-name="P31"><text:s text:c="4"/>int i; </text:p>
      <text:p text:style-name="P31"><text:s text:c="4"/>int j; </text:p>
      <text:p text:style-name="P31"><text:s text:c="4"/>int tmp; </text:p>
      <text:p text:style-name="P31"><text:s text:c="4"/>for(i = 0; i &lt; countColum; ++ i ) </text:p>
      <text:p text:style-name="P31"><text:s text:c="4"/>{ </text:p>
      <text:p text:style-name="P31"><text:s text:c="8"/>printf( "|%s", cap[i] ); </text:p>
      <text:p text:style-name="P31"><text:s text:c="8"/>tmp = lenColCon - strlen(cap[i]); </text:p>
      <text:p text:style-name="P31"><text:s text:c="8"/>for( j = 0; j &lt; tmp - 1; ++ j ) </text:p>
      <text:p text:style-name="P31"><text:s text:c="12"/>printf( " " ); </text:p>
      <text:p text:style-name="P31"><text:s text:c="4"/>} </text:p>
      <text:p text:style-name="P31"><text:s text:c="4"/>printf( "|\n"); </text:p>
      <text:p text:style-name="P31"><text:s text:c="4"/></text:p>
      <text:p text:style-name="P31"><text:s text:c="4"/>return 0; </text:p>
      <text:p text:style-name="P31">} </text:p>
      <text:p text:style-name="P31"/>
      <text:p text:style-name="P31">/*Draw line function*/ </text:p>
      <text:p text:style-name="P31">int drawLine( int lenColCon ) </text:p>
      <text:p text:style-name="P31">{ </text:p>
      <text:p text:style-name="P31"><text:s text:c="4"/>int i; </text:p>
      <text:p text:style-name="P31"><text:s text:c="4"/>for( i = 0; i &lt; WIDTH; ++ i ) <text:s text:c="2"/>/*Need correct WIDTH*/ </text:p>
      <text:p text:style-name="P31"><text:s text:c="4"/>{ </text:p>
      <text:p text:style-name="P31"><text:s text:c="8"/>if((i % lenColCon) == 0) </text:p>
      <text:p text:style-name="P31"><text:s text:c="12"/>printf("+"); </text:p>
      <text:p text:style-name="P31"><text:s text:c="8"/>else </text:p>
      <text:p text:style-name="P31"><text:s text:c="12"/>printf("-"); </text:p>
      <text:p text:style-name="P31"><text:s text:c="4"/>} </text:p>
      <text:p text:style-name="P31"><text:s text:c="4"/>printf( "+\n" ); </text:p>
      <text:p text:style-name="P31"/>
      <text:p text:style-name="P31"><text:s text:c="4"/>return 0; </text:p>
      <text:p text:style-name="P31">} </text:p>
      <text:p text:style-name="P31"/>
      <text:p text:style-name="P31">/*Table's output*/ </text:p>
      <text:p text:style-name="P31">int tioTableEnd( void *td ) </text:p>
      <text:p text:style-name="P31">{ </text:p>
      <text:p text:style-name="P31"><text:s text:c="4"/>struct inform *datTab; </text:p>
      <text:p text:style-name="P31"><text:s text:c="5"/></text:p>
      <text:p text:style-name="P31"><text:soft-page-break/><text:s text:c="4"/>int i; <text:s text:c="25"/>/*Counter*/ </text:p>
      <text:p text:style-name="P31"><text:s text:c="4"/>int lenColCon; <text:s text:c="17"/>/*Cell width*/ </text:p>
      <text:p text:style-name="P31"><text:s text:c="4"/>void *next; <text:s text:c="4"/></text:p>
      <text:p text:style-name="P31"><text:s text:c="4"/>int *masType; <text:s text:c="18"/>/*For type of cap*/ </text:p>
      <text:p text:style-name="P31"><text:s text:c="4"/>datTab = (struct inform *) td; </text:p>
      <text:p text:style-name="P31"><text:s text:c="4"/></text:p>
      <text:p text:style-name="P31"><text:s text:c="4"/>datTab-&gt;ptr = datTab-&gt;head; </text:p>
      <text:p text:style-name="P31"><text:s text:c="4"/>/*printf("string in End = %s\n", (char*)datTab-&gt;ptr-&gt;s[3]);*/ </text:p>
      <text:p text:style-name="P31"/>
      <text:p text:style-name="P31"><text:s text:c="4"/>/*Calculate the column width depending on the number of*/ <text:s/></text:p>
      <text:p text:style-name="P31"><text:s text:c="4"/>lenColCon = WIDTH / datTab-&gt;countColum; <text:s text:c="2"/></text:p>
      <text:p text:style-name="P31"><text:s text:c="4"/>printf("Размер колонки = %d\n", lenColCon); </text:p>
      <text:p text:style-name="P31"><text:s text:c="4"/></text:p>
      <text:p text:style-name="P31"><text:s text:c="4"/>if( (masType = (int *) malloc(datTab-&gt;countColum * sizeof(int))) == NULL) </text:p>
      <text:p text:style-name="P31"><text:s text:c="4"/>{ </text:p>
      <text:p text:style-name="P31"><text:s text:c="8"/>printf("ERROR!"); </text:p>
      <text:p text:style-name="P31"><text:s text:c="8"/>exit(EXIT_FAILURE); </text:p>
      <text:p text:style-name="P31"><text:s text:c="4"/>} </text:p>
      <text:p text:style-name="P31"/>
      <text:p text:style-name="P31"><text:s text:c="4"/>/*Draw line*/ </text:p>
      <text:p text:style-name="P31"><text:s text:c="4"/>drawLine(lenColCon); </text:p>
      <text:p text:style-name="P31"><text:s text:c="4"/></text:p>
      <text:p text:style-name="P31"><text:s text:c="4"/>for( i = 0; i &lt; datTab-&gt;countColum; ++ i ) </text:p>
      <text:p text:style-name="P31"><text:s text:c="4"/>{ </text:p>
      <text:p text:style-name="P31"><text:s text:c="8"/>masType[i] = 4; </text:p>
      <text:p text:style-name="P31"><text:s text:c="4"/>} </text:p>
      <text:p text:style-name="P31"><text:s text:c="4"/>/*Display cap*/ </text:p>
      <text:p text:style-name="P31"><text:s text:c="4"/>tabRow( (void *)datTab-&gt;cap, masType, datTab-&gt;countColum, lenColCon); </text:p>
      <text:p text:style-name="P31"><text:s text:c="4"/></text:p>
      <text:p text:style-name="P31"><text:s text:c="4"/>/*Draw line*/ </text:p>
      <text:p text:style-name="P31"><text:s text:c="4"/>drawLine(lenColCon); </text:p>
      <text:p text:style-name="P31"><text:s text:c="4"/></text:p>
      <text:p text:style-name="P31"><text:s text:c="4"/>while( datTab-&gt;ptr-&gt;n != NULL ) </text:p>
      <text:p text:style-name="P31"><text:s text:c="4"/>{ </text:p>
      <text:p text:style-name="P31"/>
      <text:p text:style-name="P31"><text:s text:c="8"/>/*Print table row*/ </text:p>
      <text:p text:style-name="P31"><text:s text:c="8"/>tabRow( datTab-&gt;ptr-&gt;s, datTab-&gt;bufType, datTab-&gt;countColum, lenColCon ); </text:p>
      <text:p text:style-name="P31"/>
      <text:p text:style-name="P31"><text:s text:c="8"/>/*Jump to the new cell*/ </text:p>
      <text:p text:style-name="P31"><text:s text:c="8"/>datTab-&gt;ptr = datTab-&gt;ptr-&gt;n; </text:p>
      <text:p text:style-name="P31"><text:s text:c="8"/>/*Draw line*/ </text:p>
      <text:p text:style-name="P31"><text:s text:c="8"/>drawLine(lenColCon); </text:p>
      <text:p text:style-name="P31"><text:s text:c="4"/>} </text:p>
      <text:p text:style-name="P31"><text:s text:c="4"/></text:p>
      <text:p text:style-name="P31"><text:s text:c="4"/>/*Free masType*/ </text:p>
      <text:p text:style-name="P31"><text:s text:c="4"/>free(masType); </text:p>
      <text:p text:style-name="P31"><text:s text:c="4"/>/*Free data*/ </text:p>
      <text:p text:style-name="P31"><text:s text:c="4"/>for( i = 0; i &lt; datTab-&gt;countColum; ++ i ) </text:p>
      <text:p text:style-name="P31"><text:s text:c="8"/>free(datTab-&gt;cap[i]); </text:p>
      <text:p text:style-name="P31"><text:s text:c="4"/>free( datTab-&gt;cap ); </text:p>
      <text:p text:style-name="P31"/>
      <text:p text:style-name="P31"><text:s text:c="4"/>/*Free bufTab*/ </text:p>
      <text:p text:style-name="P31"><text:s text:c="4"/>free(datTab-&gt;bufType); </text:p>
      <text:p text:style-name="P31"/>
      <text:p text:style-name="P31"><text:s text:c="4"/>/*Free ptr-&gt;s*/ </text:p>
      <text:p text:style-name="P31"><text:s text:c="4"/>datTab-&gt;ptr = datTab-&gt;head; </text:p>
      <text:p text:style-name="P31"><text:s text:c="4"/>do </text:p>
      <text:p text:style-name="P31"><text:s text:c="4"/>{ <text:s text:c="4"/></text:p>
      <text:p text:style-name="P31"><text:s text:c="8"/>next = (void *) datTab-&gt;ptr-&gt;n; </text:p>
      <text:p text:style-name="P31"><text:s text:c="8"/>for( i = 0; i &lt; datTab-&gt;countColum; ++ i ) </text:p>
      <text:p text:style-name="P31"><text:s text:c="8"/>{ </text:p>
      <text:p text:style-name="P31"><text:s text:c="12"/>if(datTab-&gt;ptr-&gt;n != NULL) </text:p>
      <text:p text:style-name="P31"><text:s text:c="16"/>free(datTab-&gt;ptr-&gt;s[i]); </text:p>
      <text:p text:style-name="P31"><text:s text:c="8"/>} </text:p>
      <text:p text:style-name="P31"><text:s text:c="8"/>free(datTab-&gt;ptr-&gt;s); </text:p>
      <text:p text:style-name="P31"><text:soft-page-break/><text:s/>Ы <text:s text:c="6"/>free(datTab-&gt;ptr); </text:p>
      <text:p text:style-name="P31"><text:s text:c="8"/>datTab-&gt;ptr = (cl *) next; </text:p>
      <text:p text:style-name="P31"><text:s text:c="4"/>} while (datTab-&gt;ptr != NULL); </text:p>
      <text:p text:style-name="P31"><text:s/></text:p>
      <text:p text:style-name="P31"><text:s text:c="4"/>/*Free datTab*/ </text:p>
      <text:p text:style-name="P31"><text:s text:c="4"/>free(datTab); </text:p>
      <text:p text:style-name="P31"/>
      <text:p text:style-name="P31"><text:s text:c="4"/>return 0; </text:p>
      <text:p text:style-name="P47">} </text:p>
      <text:p text:style-name="P47"/>
      <text:p text:style-name="P47"/>
      <text:p text:style-name="P47">ФУНКЦИИ ПОЛУЧЕНИЯ ПАРАМЕТРОВ</text:p>
      <text:p text:style-name="P47"/>
      <text:p text:style-name="P47"/>
      <text:p text:style-name="P48"/>
      <text:p text:style-name="P41">Вывод</text:p>
      <text:p text:style-name="P30">Были опробованы системы контроля версии, такие как Git и Mercurial. Освоил создание Makefile'ов в Unix-системах. Ознакомился с графический редактор Gvim. Было рассмотрено создание сценариев. Основная проблема заключалась в том, чтобы описать алгоритм хранения и вывода на экран данных <text:s/>с заведомо не известными типами. Также много времени потратил на то, чтобы текст, если он не помещался в ячейку таблицы, переносился на следующую строку, и все ячейки строки расширялись. <text:s/></text:p>
      <text:p text:style-name="P30"/>
      <text:p text:style-name="P30"><text:span text:style-name="T13"> </text:span></text:p>
      <text:p text:style-name="P59"><text:span text:style-name="T21">CTESK Community Edition</text:span></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ucida Grande" svg:font-family="'Lucida Grande', Verdana, Geneva, Arial, sans-serif"/>
    <style:font-face style:name="Times New Roman" svg:font-family="'Times New Roman'"/>
    <style:font-face style:name="Verdana" svg:font-family="Verdana"/>
    <style:font-face style:name="sans-serif" svg:font-family="sans-serif"/>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ru" fo:country="RU"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wcTitle" style:family="paragraph" style:parent-style-name="Standard">
      <style:paragraph-properties fo:margin-top="0cm" fo:margin-bottom="0.3cm" fo:text-align="center" style:justify-single-word="false"/>
      <style:text-properties fo:font-size="18pt" fo:font-weight="bold" style:font-size-asian="18pt" style:font-weight-asian="bold"/>
    </style:style>
    <style:style style:name="nwcText" style:family="paragraph" style:parent-style-name="nwcTitle">
      <style:paragraph-properties fo:margin-top="0cm" fo:margin-bottom="0cm" fo:text-align="start" style:justify-single-word="false" fo:background-color="transparent">
        <style:background-image/>
      </style:paragraph-properties>
      <style:text-properties fo:font-size="14pt" fo:font-weight="normal" style:font-size-asian="14pt" style:font-weight-asian="normal"/>
    </style:style>
    <style:style style:name="nwcCode" style:family="paragraph" style:parent-style-name="nwcText">
      <style:text-properties style:font-name="FreeMono1"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3"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wcfang </meta:initial-creator>
    <meta:creation-date>2011-09-08T10:26:34</meta:creation-date>
    <meta:editing-duration>P24DT5H54M27S</meta:editing-duration>
    <meta:generator>LibreOffice/3.3$Linux LibreOffice_project/330m19$Build-401</meta:generator>
    <dc:date>2012-10-01T16:07:29</dc:date>
    <dc:creator>nwcfang </dc:creator>
    <meta:editing-cycles>90</meta:editing-cycles>
    <meta:document-statistic meta:table-count="8" meta:image-count="0" meta:object-count="0" meta:page-count="26" meta:paragraph-count="731" meta:word-count="4569" meta:character-count="37299"/>
    <meta:user-defined meta:name="Info 1"/>
    <meta:user-defined meta:name="Info 2"/>
    <meta:user-defined meta:name="Info 3"/>
    <meta:user-defined meta:name="Info 4"/>
  </office:meta>
</office:document-meta>
</file>